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3354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1.2953in"/>
    </style:style>
    <style:style style:name="co7" style:family="table-column">
      <style:table-column-properties fo:break-before="auto" style:column-width="1.5189in"/>
    </style:style>
    <style:style style:name="co8" style:family="table-column">
      <style:table-column-properties fo:break-before="auto" style:column-width="2.2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"/>
    <style:style style:name="ce2" style:family="table-cell" style:parent-style-name="Default" style:data-style-name="N43"/>
    <style:style style:name="ce3" style:family="table-cell" style:parent-style-name="Default" style:data-style-name="N121"/>
    <style:style style:name="ce4" style:family="table-cell" style:parent-style-name="Default" style:data-style-name="N132"/>
    <style:style style:name="ce5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RADFS-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row table:style-name="ro1">
          <table:table-cell table:number-columns-repeated="4"/>
          <table:table-cell table:style-name="Default"/>
          <table:table-cell/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WATCHED</text:p>
          </table:table-cell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1" office:value-type="float" office:value="0.134722222222222" calcext:value-type="float">
            <text:p>0.13</text:p>
          </table:table-cell>
          <table:table-cell table:number-columns-repeated="2"/>
          <table:table-cell table:formula="of:=IF([.E4]&lt;1;[.A6];&quot;&quot;)" office:value-type="string" office:string-value="Flask Tutorial - Introduction" calcext:value-type="string">
            <text:p>Flask Tutorial - Introduction</text:p>
          </table:table-cell>
          <table:table-cell table:style-name="ce3" table:formula="of:=IF([.A4]&lt; 1; [.A4]; &quot;&quot;)" office:value-type="float" office:value="0.134722222222222" calcext:value-type="float">
            <text:p>0.1347</text:p>
          </table:table-cell>
          <table:table-cell table:style-name="ce5" table:formula="of:=[.$G$1]*[.E4]" office:value-type="float" office:value="3.23333333333333" calcext:value-type="float">
            <text:p>3.2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table:formula="of:=[.H4]&amp;[.M4]&amp;[.I4]&amp;[.M4]&amp;&quot; &quot;&amp;[.J4]&amp;&quot; &quot;&amp;[.N4]&amp;[.D4]&amp;[.N4]&amp;&quot; &quot;&amp;[.L4]&amp;&quot; &quot;&amp;[.M4]&amp;[.K4]&amp;[.M4]&amp;&quot; &quot;&amp;&quot; &quot;&amp;[.J4]&amp;&quot; &quot;&amp;ROUND([.F4];2)&amp;&quot; &quot;&amp;[.S4]&amp;&quot; &quot;&amp;[.L4]&amp;[.M4]&amp;[.O4]&amp;[.N4]&amp;&quot; &quot;&amp;[.J4]&amp;&quot; &quot;&amp;[.H4]&amp;&quot; &quot;&amp;&quot; &quot;&amp;[.M4]&amp;[.P4]&amp;[.N4]&amp;&quot; &quot;&amp;[.J4]&amp;&quot; &quot;&amp;[.M4]&amp;&quot;No&quot;&amp;[.N4]&amp;&quot; &quot;&amp;[.L4]&amp;&quot; &quot;&amp;[.M4]&amp;[.Q4]&amp;[.N4]&amp;&quot; &quot;&amp;[.J4]&amp;&quot; &quot;&amp;[.M4]&amp;&quot;No&quot;&amp;[.N4]&amp;&quot; &quot;&amp;[.L4]&amp;&quot; &quot;&amp;[.M4]&amp;[.R4]&amp;[.N4]&amp;&quot; &quot;&amp;[.J4]&amp;&quot; &quot;&amp;[.M4]&amp;&quot;No&quot;&amp;[.N4]&amp;[.S4] &amp;[.S4]&amp;&quot; &quot;&amp;[.L4]" office:value-type="string" office:string-value="{“Name“ : “Flask Tutorial - Introduction“ , “Duration (mins)“  : 3.23 } ,“Completion Status“ : {  “Completed“ : “No“ , “WIP“ : “No“ , “Not Started“ : “No“}} ," calcext:value-type="string">
            <text:p>{“Name“ : “Flask Tutorial - Introduction“ , “Duration (mins)“ <text:s/>: 3.23 } ,“Completion Status“ : { <text:s/>“Completed“ : “No“ , “WIP“ : “No“ , “Not Started“ : “No“}} ,</text:p>
          </table:table-cell>
        </table:table-row>
        <table:table-row table:style-name="ro1">
          <table:table-cell office:value-type="string" calcext:value-type="string">
            <text:p>NOW PLAYING</text:p>
          </table:table-cell>
          <table:table-cell table:number-columns-repeated="2"/>
          <table:table-cell table:formula="of:=IF([.E5]&lt;1;[.A7];&quot;&quot;)">
            <text:p/>
          </table:table-cell>
          <table:table-cell table:style-name="ce3" table:formula="of:=IF([.A5]&lt; 1; [.A5]; &quot;&quot;)">
            <text:p/>
          </table:table-cell>
          <table:table-cell table:number-columns-repeated="15"/>
        </table:table-row>
        <table:table-row table:style-name="ro1">
          <table:table-cell office:value-type="string" calcext:value-type="string">
            <text:p>Flask Tutorial - Introduction</text:p>
          </table:table-cell>
          <table:table-cell table:number-columns-repeated="3"/>
          <table:table-cell table:style-name="ce3"/>
          <table:table-cell table:number-columns-repeated="15"/>
        </table:table-row>
        <table:table-row table:style-name="ro1">
          <table:table-cell office:value-type="string" calcext:value-type="string">
            <text:p>rmotr.com</text:p>
          </table:table-cell>
          <table:table-cell table:number-columns-repeated="3"/>
          <table:table-cell table:style-name="ce3"/>
          <table:table-cell table:number-columns-repeated="15"/>
        </table:table-row>
        <table:table-row table:style-name="ro1">
          <table:table-cell table:number-columns-repeated="4"/>
          <table:table-cell table:style-name="ce3"/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ce3"/>
          <table:table-cell table:number-columns-repeated="15"/>
        </table:table-row>
        <table:table-row table:style-name="ro1">
          <table:table-cell table:number-columns-repeated="4"/>
          <table:table-cell table:style-name="ce3"/>
          <table:table-cell table:number-columns-repeated="15"/>
        </table:table-row>
        <table:table-row table:style-name="ro1">
          <table:table-cell table:style-name="ce2" office:value-type="time" office:time-value="PT06H54M00S" calcext:value-type="time">
            <text:p>06:54:00 AM</text:p>
          </table:table-cell>
          <table:table-cell table:number-columns-repeated="2"/>
          <table:table-cell table:formula="of:=IF([.E11]&lt;1;[.A13];&quot;&quot;)" office:value-type="string" office:string-value="Introduction to HTTP - Hypertex" calcext:value-type="string">
            <text:p>Introduction to HTTP - Hypertex</text:p>
          </table:table-cell>
          <table:table-cell table:formula="of:=IF([.A11]&lt; 1; [.A11]; &quot;&quot;)" office:value-type="time" office:time-value="PT06H54M00S" calcext:value-type="time">
            <text:p>06:54:00 </text:p>
          </table:table-cell>
          <table:table-cell table:style-name="ce3" table:formula="of:=[.$G$1]*[.E11]" office:value-type="float" office:value="6.9" calcext:value-type="float">
            <text:p>6.9000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table:formula="of:=[.H11]&amp;[.M11]&amp;[.I11]&amp;[.M11]&amp;&quot; &quot;&amp;[.J11]&amp;&quot; &quot;&amp;[.N11]&amp;[.D11]&amp;[.N11]&amp;&quot; &quot;&amp;[.L11]&amp;&quot; &quot;&amp;[.M11]&amp;[.K11]&amp;[.M11]&amp;&quot; &quot;&amp;&quot; &quot;&amp;[.J11]&amp;&quot; &quot;&amp;ROUND([.F11];2)&amp;&quot; &quot;&amp;[.S11]&amp;&quot; &quot;&amp;[.L11]&amp;[.M11]&amp;[.O11]&amp;[.N11]&amp;&quot; &quot;&amp;[.J11]&amp;&quot; &quot;&amp;[.H11]&amp;&quot; &quot;&amp;&quot; &quot;&amp;[.M11]&amp;[.P11]&amp;[.N11]&amp;&quot; &quot;&amp;[.J11]&amp;&quot; &quot;&amp;[.M11]&amp;&quot;No&quot;&amp;[.N11]&amp;&quot; &quot;&amp;[.L11]&amp;&quot; &quot;&amp;[.M11]&amp;[.Q11]&amp;[.N11]&amp;&quot; &quot;&amp;[.J11]&amp;&quot; &quot;&amp;[.M11]&amp;&quot;No&quot;&amp;[.N11]&amp;&quot; &quot;&amp;[.L11]&amp;&quot; &quot;&amp;[.M11]&amp;[.R11]&amp;[.N11]&amp;&quot; &quot;&amp;[.J11]&amp;&quot; &quot;&amp;[.M11]&amp;&quot;No&quot;&amp;[.N11]&amp;[.S11] &amp;[.S11]&amp;&quot; &quot;&amp;[.L11]" office:value-type="string" office:string-value="{“Name“ : “Introduction to HTTP - Hypertex“ , “Duration (mins)“  : 6.9 } ,“Completion Status“ : {  “Completed“ : “No“ , “WIP“ : “No“ , “Not Started“ : “No“}} ," calcext:value-type="string">
            <text:p>{“Name“ : “Introduction to HTTP - Hypertex“ , “Duration (mins)“ <text:s/>: 6.9 } ,“Completion Status“ : { <text:s/>“Completed“ : “No“ , “WIP“ : “No“ , “Not Started“ : “No“}} ,</text:p>
          </table:table-cell>
        </table:table-row>
        <table:table-row table:style-name="ro1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roduction to HTTP - Hypertex</text:p>
          </table:table-cell>
          <table:table-cell office:value-type="string" calcext:value-type="string">
            <text:p>t Transfer Protoco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time" office:time-value="PT03H58M00S" calcext:value-type="time">
            <text:p>03:58:00 AM</text:p>
          </table:table-cell>
          <table:table-cell table:number-columns-repeated="2"/>
          <table:table-cell table:formula="of:=IF([.E18]&lt;1;[.A20];&quot;&quot;)" office:value-type="string" office:string-value="Step 00 - Setup and Running app" calcext:value-type="string">
            <text:p>Step 00 - Setup and Running app</text:p>
          </table:table-cell>
          <table:table-cell table:formula="of:=IF([.A18]&lt; 1; [.A18]; &quot;&quot;)" office:value-type="time" office:time-value="PT03H58M00S" calcext:value-type="time">
            <text:p>03:58:00 </text:p>
          </table:table-cell>
          <table:table-cell table:style-name="ce3" table:formula="of:=[.$G$1]*[.E18]" office:value-type="float" office:value="3.96666666666667" calcext:value-type="float">
            <text:p>3.9667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table:formula="of:=[.H18]&amp;[.M18]&amp;[.I18]&amp;[.M18]&amp;&quot; &quot;&amp;[.J18]&amp;&quot; &quot;&amp;[.N18]&amp;[.D18]&amp;[.N18]&amp;&quot; &quot;&amp;[.L18]&amp;&quot; &quot;&amp;[.M18]&amp;[.K18]&amp;[.M18]&amp;&quot; &quot;&amp;&quot; &quot;&amp;[.J18]&amp;&quot; &quot;&amp;ROUND([.F18];2)&amp;&quot; &quot;&amp;[.S18]&amp;&quot; &quot;&amp;[.L18]&amp;[.M18]&amp;[.O18]&amp;[.N18]&amp;&quot; &quot;&amp;[.J18]&amp;&quot; &quot;&amp;[.H18]&amp;&quot; &quot;&amp;&quot; &quot;&amp;[.M18]&amp;[.P18]&amp;[.N18]&amp;&quot; &quot;&amp;[.J18]&amp;&quot; &quot;&amp;[.M18]&amp;&quot;No&quot;&amp;[.N18]&amp;&quot; &quot;&amp;[.L18]&amp;&quot; &quot;&amp;[.M18]&amp;[.Q18]&amp;[.N18]&amp;&quot; &quot;&amp;[.J18]&amp;&quot; &quot;&amp;[.M18]&amp;&quot;No&quot;&amp;[.N18]&amp;&quot; &quot;&amp;[.L18]&amp;&quot; &quot;&amp;[.M18]&amp;[.R18]&amp;[.N18]&amp;&quot; &quot;&amp;[.J18]&amp;&quot; &quot;&amp;[.M18]&amp;&quot;No&quot;&amp;[.N18]&amp;[.S18] &amp;[.S18]&amp;&quot; &quot;&amp;[.L18]" office:value-type="string" office:string-value="{“Name“ : “Step 00 - Setup and Running app“ , “Duration (mins)“  : 3.97 } ,“Completion Status“ : {  “Completed“ : “No“ , “WIP“ : “No“ , “Not Started“ : “No“}} ," calcext:value-type="string">
            <text:p>{“Name“ : “Step 00 - Setup and Running app“ , “Duration (mins)“ <text:s/>: 3.97 } ,“Completion Status“ : { <text:s/>“Completed“ : “No“ , “WIP“ : “No“ , “Not Started“ : “No“}} ,</text:p>
          </table:table-cell>
        </table:table-row>
        <table:table-row table:style-name="ro1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ep 00 - Setup and Running app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time" office:time-value="PT03H58M00S" calcext:value-type="time">
            <text:p>03:58:00 AM</text:p>
          </table:table-cell>
          <table:table-cell table:number-columns-repeated="2"/>
          <table:table-cell table:formula="of:=IF([.E25]&lt;1;[.A27];&quot;&quot;)" office:value-type="string" office:string-value="Step 01 - Our first Flask Webap" calcext:value-type="string">
            <text:p>Step 01 - Our first Flask Webap</text:p>
          </table:table-cell>
          <table:table-cell table:formula="of:=IF([.A25]&lt; 1; [.A25]; &quot;&quot;)" office:value-type="time" office:time-value="PT03H58M00S" calcext:value-type="time">
            <text:p>03:58:00 </text:p>
          </table:table-cell>
          <table:table-cell table:style-name="ce3" table:formula="of:=[.$G$1]*[.E25]" office:value-type="float" office:value="3.96666666666667" calcext:value-type="float">
            <text:p>3.9667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table:formula="of:=[.H25]&amp;[.M25]&amp;[.I25]&amp;[.M25]&amp;&quot; &quot;&amp;[.J25]&amp;&quot; &quot;&amp;[.N25]&amp;[.D25]&amp;[.N25]&amp;&quot; &quot;&amp;[.L25]&amp;&quot; &quot;&amp;[.M25]&amp;[.K25]&amp;[.M25]&amp;&quot; &quot;&amp;&quot; &quot;&amp;[.J25]&amp;&quot; &quot;&amp;ROUND([.F25];2)&amp;&quot; &quot;&amp;[.S25]&amp;&quot; &quot;&amp;[.L25]&amp;[.M25]&amp;[.O25]&amp;[.N25]&amp;&quot; &quot;&amp;[.J25]&amp;&quot; &quot;&amp;[.H25]&amp;&quot; &quot;&amp;&quot; &quot;&amp;[.M25]&amp;[.P25]&amp;[.N25]&amp;&quot; &quot;&amp;[.J25]&amp;&quot; &quot;&amp;[.M25]&amp;&quot;No&quot;&amp;[.N25]&amp;&quot; &quot;&amp;[.L25]&amp;&quot; &quot;&amp;[.M25]&amp;[.Q25]&amp;[.N25]&amp;&quot; &quot;&amp;[.J25]&amp;&quot; &quot;&amp;[.M25]&amp;&quot;No&quot;&amp;[.N25]&amp;&quot; &quot;&amp;[.L25]&amp;&quot; &quot;&amp;[.M25]&amp;[.R25]&amp;[.N25]&amp;&quot; &quot;&amp;[.J25]&amp;&quot; &quot;&amp;[.M25]&amp;&quot;No&quot;&amp;[.N25]&amp;[.S25] &amp;[.S25]&amp;&quot; &quot;&amp;[.L25]" office:value-type="string" office:string-value="{“Name“ : “Step 01 - Our first Flask Webap“ , “Duration (mins)“  : 3.97 } ,“Completion Status“ : {  “Completed“ : “No“ , “WIP“ : “No“ , “Not Started“ : “No“}} ," calcext:value-type="string">
            <text:p>{“Name“ : “Step 01 - Our first Flask Webap“ , “Duration (mins)“ <text:s/>: 3.97 } ,“Completion Status“ : { <text:s/>“Completed“ : “No“ , “WIP“ : “No“ , “Not Started“ : “No“}} ,</text:p>
          </table:table-cell>
        </table:table-row>
        <table:table-row table:style-name="ro1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ep 01 - Our first Flask Webap</text:p>
          </table:table-cell>
          <table:table-cell office:value-type="string" calcext:value-type="string">
            <text:p>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WATCHED</text:p>
          </table:table-cell>
          <table:table-cell table:number-columns-repeated="19"/>
        </table:table-row>
        <table:table-row table:style-name="ro1">
          <table:table-cell table:style-name="ce2" office:value-type="time" office:time-value="PT06H18M00S" calcext:value-type="time">
            <text:p>06:18:00 AM</text:p>
          </table:table-cell>
          <table:table-cell table:number-columns-repeated="2"/>
          <table:table-cell table:formula="of:=IF([.E33]&lt;1;[.A35];&quot;&quot;)" office:value-type="string" office:string-value="Step 02 - Returning HTML from o" calcext:value-type="string">
            <text:p>Step 02 - Returning HTML from o</text:p>
          </table:table-cell>
          <table:table-cell table:formula="of:=IF([.A33]&lt; 1; [.A33]; &quot;&quot;)" office:value-type="time" office:time-value="PT06H18M00S" calcext:value-type="time">
            <text:p>06:18:00 </text:p>
          </table:table-cell>
          <table:table-cell table:style-name="ce3" table:formula="of:=[.$G$1]*[.E33]" office:value-type="float" office:value="6.3" calcext:value-type="float">
            <text:p>6.3000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table:formula="of:=[.H33]&amp;[.M33]&amp;[.I33]&amp;[.M33]&amp;&quot; &quot;&amp;[.J33]&amp;&quot; &quot;&amp;[.N33]&amp;[.D33]&amp;[.N33]&amp;&quot; &quot;&amp;[.L33]&amp;&quot; &quot;&amp;[.M33]&amp;[.K33]&amp;[.M33]&amp;&quot; &quot;&amp;&quot; &quot;&amp;[.J33]&amp;&quot; &quot;&amp;ROUND([.F33];2)&amp;&quot; &quot;&amp;[.S33]&amp;&quot; &quot;&amp;[.L33]&amp;[.M33]&amp;[.O33]&amp;[.N33]&amp;&quot; &quot;&amp;[.J33]&amp;&quot; &quot;&amp;[.H33]&amp;&quot; &quot;&amp;&quot; &quot;&amp;[.M33]&amp;[.P33]&amp;[.N33]&amp;&quot; &quot;&amp;[.J33]&amp;&quot; &quot;&amp;[.M33]&amp;&quot;No&quot;&amp;[.N33]&amp;&quot; &quot;&amp;[.L33]&amp;&quot; &quot;&amp;[.M33]&amp;[.Q33]&amp;[.N33]&amp;&quot; &quot;&amp;[.J33]&amp;&quot; &quot;&amp;[.M33]&amp;&quot;No&quot;&amp;[.N33]&amp;&quot; &quot;&amp;[.L33]&amp;&quot; &quot;&amp;[.M33]&amp;[.R33]&amp;[.N33]&amp;&quot; &quot;&amp;[.J33]&amp;&quot; &quot;&amp;[.M33]&amp;&quot;No&quot;&amp;[.N33]&amp;[.S33] &amp;[.S33]&amp;&quot; &quot;&amp;[.L33]" office:value-type="string" office:string-value="{“Name“ : “Step 02 - Returning HTML from o“ , “Duration (mins)“  : 6.3 } ,“Completion Status“ : {  “Completed“ : “No“ , “WIP“ : “No“ , “Not Started“ : “No“}} ," calcext:value-type="string">
            <text:p>{“Name“ : “Step 02 - Returning HTML from o“ , “Duration (mins)“ <text:s/>: 6.3 } ,“Completion Status“ : { <text:s/>“Completed“ : “No“ , “WIP“ : “No“ , “Not Started“ : “No“}} ,</text:p>
          </table:table-cell>
        </table:table-row>
        <table:table-row table:style-name="ro1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ep 02 - Returning HTML from o</text:p>
          </table:table-cell>
          <table:table-cell office:value-type="string" calcext:value-type="string">
            <text:p>ur Flask Ap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time" office:time-value="PT05H28M00S" calcext:value-type="time">
            <text:p>05:28:00 AM</text:p>
          </table:table-cell>
          <table:table-cell table:number-columns-repeated="2"/>
          <table:table-cell table:formula="of:=IF([.E40]&lt;1;[.A42];&quot;&quot;)" office:value-type="string" office:string-value="Step 03 - Working with Flask/Ji" calcext:value-type="string">
            <text:p>Step 03 - Working with Flask/Ji</text:p>
          </table:table-cell>
          <table:table-cell table:formula="of:=IF([.A40]&lt; 1; [.A40]; &quot;&quot;)" office:value-type="time" office:time-value="PT05H28M00S" calcext:value-type="time">
            <text:p>05:28:00 </text:p>
          </table:table-cell>
          <table:table-cell table:style-name="ce3" table:formula="of:=[.$G$1]*[.E40]" office:value-type="float" office:value="5.46666666666667" calcext:value-type="float">
            <text:p>5.4667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table:formula="of:=[.H40]&amp;[.M40]&amp;[.I40]&amp;[.M40]&amp;&quot; &quot;&amp;[.J40]&amp;&quot; &quot;&amp;[.N40]&amp;[.D40]&amp;[.N40]&amp;&quot; &quot;&amp;[.L40]&amp;&quot; &quot;&amp;[.M40]&amp;[.K40]&amp;[.M40]&amp;&quot; &quot;&amp;&quot; &quot;&amp;[.J40]&amp;&quot; &quot;&amp;ROUND([.F40];2)&amp;&quot; &quot;&amp;[.S40]&amp;&quot; &quot;&amp;[.L40]&amp;[.M40]&amp;[.O40]&amp;[.N40]&amp;&quot; &quot;&amp;[.J40]&amp;&quot; &quot;&amp;[.H40]&amp;&quot; &quot;&amp;&quot; &quot;&amp;[.M40]&amp;[.P40]&amp;[.N40]&amp;&quot; &quot;&amp;[.J40]&amp;&quot; &quot;&amp;[.M40]&amp;&quot;No&quot;&amp;[.N40]&amp;&quot; &quot;&amp;[.L40]&amp;&quot; &quot;&amp;[.M40]&amp;[.Q40]&amp;[.N40]&amp;&quot; &quot;&amp;[.J40]&amp;&quot; &quot;&amp;[.M40]&amp;&quot;No&quot;&amp;[.N40]&amp;&quot; &quot;&amp;[.L40]&amp;&quot; &quot;&amp;[.M40]&amp;[.R40]&amp;[.N40]&amp;&quot; &quot;&amp;[.J40]&amp;&quot; &quot;&amp;[.M40]&amp;&quot;No&quot;&amp;[.N40]&amp;[.S40] &amp;[.S40]&amp;&quot; &quot;&amp;[.L40]" office:value-type="string" office:string-value="{“Name“ : “Step 03 - Working with Flask/Ji“ , “Duration (mins)“  : 5.47 } ,“Completion Status“ : {  “Completed“ : “No“ , “WIP“ : “No“ , “Not Started“ : “No“}} ," calcext:value-type="string">
            <text:p>{“Name“ : “Step 03 - Working with Flask/Ji“ , “Duration (mins)“ <text:s/>: 5.47 } ,“Completion Status“ : { <text:s/>“Completed“ : “No“ , “WIP“ : “No“ , “Not Started“ : “No“}} ,</text:p>
          </table:table-cell>
        </table:table-row>
        <table:table-row table:style-name="ro1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ep 03 - Working with Flask/Ji</text:p>
          </table:table-cell>
          <table:table-cell office:value-type="string" calcext:value-type="string">
            <text:p>nja Templat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time" office:time-value="PT04H45M00S" calcext:value-type="time">
            <text:p>04:45:00 AM</text:p>
          </table:table-cell>
          <table:table-cell table:number-columns-repeated="2"/>
          <table:table-cell table:formula="of:=IF([.E47]&lt;1;[.A49];&quot;&quot;)" office:value-type="string" office:string-value="Step 04 - Moving Flask/Jinja te" calcext:value-type="string">
            <text:p>Step 04 - Moving Flask/Jinja te</text:p>
          </table:table-cell>
          <table:table-cell table:formula="of:=IF([.A47]&lt; 1; [.A47]; &quot;&quot;)" office:value-type="time" office:time-value="PT04H45M00S" calcext:value-type="time">
            <text:p>04:45:00 </text:p>
          </table:table-cell>
          <table:table-cell table:style-name="ce3" table:formula="of:=[.$G$1]*[.E47]" office:value-type="float" office:value="4.75" calcext:value-type="float">
            <text:p>4.7500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table:formula="of:=[.H47]&amp;[.M47]&amp;[.I47]&amp;[.M47]&amp;&quot; &quot;&amp;[.J47]&amp;&quot; &quot;&amp;[.N47]&amp;[.D47]&amp;[.N47]&amp;&quot; &quot;&amp;[.L47]&amp;&quot; &quot;&amp;[.M47]&amp;[.K47]&amp;[.M47]&amp;&quot; &quot;&amp;&quot; &quot;&amp;[.J47]&amp;&quot; &quot;&amp;ROUND([.F47];2)&amp;&quot; &quot;&amp;[.S47]&amp;&quot; &quot;&amp;[.L47]&amp;[.M47]&amp;[.O47]&amp;[.N47]&amp;&quot; &quot;&amp;[.J47]&amp;&quot; &quot;&amp;[.H47]&amp;&quot; &quot;&amp;&quot; &quot;&amp;[.M47]&amp;[.P47]&amp;[.N47]&amp;&quot; &quot;&amp;[.J47]&amp;&quot; &quot;&amp;[.M47]&amp;&quot;No&quot;&amp;[.N47]&amp;&quot; &quot;&amp;[.L47]&amp;&quot; &quot;&amp;[.M47]&amp;[.Q47]&amp;[.N47]&amp;&quot; &quot;&amp;[.J47]&amp;&quot; &quot;&amp;[.M47]&amp;&quot;No&quot;&amp;[.N47]&amp;&quot; &quot;&amp;[.L47]&amp;&quot; &quot;&amp;[.M47]&amp;[.R47]&amp;[.N47]&amp;&quot; &quot;&amp;[.J47]&amp;&quot; &quot;&amp;[.M47]&amp;&quot;No&quot;&amp;[.N47]&amp;[.S47] &amp;[.S47]&amp;&quot; &quot;&amp;[.L47]" office:value-type="string" office:string-value="{“Name“ : “Step 04 - Moving Flask/Jinja te“ , “Duration (mins)“  : 4.75 } ,“Completion Status“ : {  “Completed“ : “No“ , “WIP“ : “No“ , “Not Started“ : “No“}} ," calcext:value-type="string">
            <text:p>{“Name“ : “Step 04 - Moving Flask/Jinja te“ , “Duration (mins)“ <text:s/>: 4.75 } ,“Completion Status“ : { <text:s/>“Completed“ : “No“ , “WIP“ : “No“ , “Not Started“ : “No“}} ,</text:p>
          </table:table-cell>
        </table:table-row>
        <table:table-row table:style-name="ro1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ep 04 - Moving Flask/Jinja te</text:p>
          </table:table-cell>
          <table:table-cell office:value-type="string" calcext:value-type="string">
            <text:p>mplates to external</text:p>
          </table:table-cell>
          <table:table-cell office:value-type="string" calcext:value-type="string">
            <text:p><text:s/>fil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time" office:time-value="PT06H21M00S" calcext:value-type="time">
            <text:p>06:21:00 AM</text:p>
          </table:table-cell>
          <table:table-cell table:number-columns-repeated="2"/>
          <table:table-cell table:formula="of:=IF([.E54]&lt;1;[.A56];&quot;&quot;)" office:value-type="string" office:string-value="Step 05 - Basic Routing in Flas" calcext:value-type="string">
            <text:p>Step 05 - Basic Routing in Flas</text:p>
          </table:table-cell>
          <table:table-cell table:formula="of:=IF([.A54]&lt; 1; [.A54]; &quot;&quot;)" office:value-type="time" office:time-value="PT06H21M00S" calcext:value-type="time">
            <text:p>06:21:00 </text:p>
          </table:table-cell>
          <table:table-cell table:style-name="ce3" table:formula="of:=[.$G$1]*[.E54]" office:value-type="float" office:value="6.35" calcext:value-type="float">
            <text:p>6.3500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table:formula="of:=[.H54]&amp;[.M54]&amp;[.I54]&amp;[.M54]&amp;&quot; &quot;&amp;[.J54]&amp;&quot; &quot;&amp;[.N54]&amp;[.D54]&amp;[.N54]&amp;&quot; &quot;&amp;[.L54]&amp;&quot; &quot;&amp;[.M54]&amp;[.K54]&amp;[.M54]&amp;&quot; &quot;&amp;&quot; &quot;&amp;[.J54]&amp;&quot; &quot;&amp;ROUND([.F54];2)&amp;&quot; &quot;&amp;[.S54]&amp;&quot; &quot;&amp;[.L54]&amp;[.M54]&amp;[.O54]&amp;[.N54]&amp;&quot; &quot;&amp;[.J54]&amp;&quot; &quot;&amp;[.H54]&amp;&quot; &quot;&amp;&quot; &quot;&amp;[.M54]&amp;[.P54]&amp;[.N54]&amp;&quot; &quot;&amp;[.J54]&amp;&quot; &quot;&amp;[.M54]&amp;&quot;No&quot;&amp;[.N54]&amp;&quot; &quot;&amp;[.L54]&amp;&quot; &quot;&amp;[.M54]&amp;[.Q54]&amp;[.N54]&amp;&quot; &quot;&amp;[.J54]&amp;&quot; &quot;&amp;[.M54]&amp;&quot;No&quot;&amp;[.N54]&amp;&quot; &quot;&amp;[.L54]&amp;&quot; &quot;&amp;[.M54]&amp;[.R54]&amp;[.N54]&amp;&quot; &quot;&amp;[.J54]&amp;&quot; &quot;&amp;[.M54]&amp;&quot;No&quot;&amp;[.N54]&amp;[.S54] &amp;[.S54]&amp;&quot; &quot;&amp;[.L54]" office:value-type="string" office:string-value="{“Name“ : “Step 05 - Basic Routing in Flas“ , “Duration (mins)“  : 6.35 } ,“Completion Status“ : {  “Completed“ : “No“ , “WIP“ : “No“ , “Not Started“ : “No“}} ," calcext:value-type="string">
            <text:p>{“Name“ : “Step 05 - Basic Routing in Flas“ , “Duration (mins)“ <text:s/>: 6.35 } ,“Completion Status“ : { <text:s/>“Completed“ : “No“ , “WIP“ : “No“ , “Not Started“ : “No“}} ,</text:p>
          </table:table-cell>
        </table:table-row>
        <table:table-row table:style-name="ro1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ep 05 - Basic Routing in Flas</text:p>
          </table:table-cell>
          <table:table-cell office:value-type="string" calcext:value-type="string">
            <text:p>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time" office:time-value="PT10H08M00S" calcext:value-type="time">
            <text:p>10:08:00 AM</text:p>
          </table:table-cell>
          <table:table-cell table:number-columns-repeated="2"/>
          <table:table-cell table:formula="of:=IF([.E61]&lt;1;[.A63];&quot;&quot;)" office:value-type="string" office:string-value="Step 06 - Raising Custom Errors" calcext:value-type="string">
            <text:p>Step 06 - Raising Custom Errors</text:p>
          </table:table-cell>
          <table:table-cell table:formula="of:=IF([.A61]&lt; 1; [.A61]; &quot;&quot;)" office:value-type="time" office:time-value="PT10H08M00S" calcext:value-type="time">
            <text:p>10:08:00 </text:p>
          </table:table-cell>
          <table:table-cell table:style-name="ce3" table:formula="of:=[.$G$1]*[.E61]" office:value-type="float" office:value="10.1333333333333" calcext:value-type="float">
            <text:p>10.1333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table:formula="of:=[.H61]&amp;[.M61]&amp;[.I61]&amp;[.M61]&amp;&quot; &quot;&amp;[.J61]&amp;&quot; &quot;&amp;[.N61]&amp;[.D61]&amp;[.N61]&amp;&quot; &quot;&amp;[.L61]&amp;&quot; &quot;&amp;[.M61]&amp;[.K61]&amp;[.M61]&amp;&quot; &quot;&amp;&quot; &quot;&amp;[.J61]&amp;&quot; &quot;&amp;ROUND([.F61];2)&amp;&quot; &quot;&amp;[.S61]&amp;&quot; &quot;&amp;[.L61]&amp;[.M61]&amp;[.O61]&amp;[.N61]&amp;&quot; &quot;&amp;[.J61]&amp;&quot; &quot;&amp;[.H61]&amp;&quot; &quot;&amp;&quot; &quot;&amp;[.M61]&amp;[.P61]&amp;[.N61]&amp;&quot; &quot;&amp;[.J61]&amp;&quot; &quot;&amp;[.M61]&amp;&quot;No&quot;&amp;[.N61]&amp;&quot; &quot;&amp;[.L61]&amp;&quot; &quot;&amp;[.M61]&amp;[.Q61]&amp;[.N61]&amp;&quot; &quot;&amp;[.J61]&amp;&quot; &quot;&amp;[.M61]&amp;&quot;No&quot;&amp;[.N61]&amp;&quot; &quot;&amp;[.L61]&amp;&quot; &quot;&amp;[.M61]&amp;[.R61]&amp;[.N61]&amp;&quot; &quot;&amp;[.J61]&amp;&quot; &quot;&amp;[.M61]&amp;&quot;No&quot;&amp;[.N61]&amp;[.S61] &amp;[.S61]&amp;&quot; &quot;&amp;[.L61]" office:value-type="string" office:string-value="{“Name“ : “Step 06 - Raising Custom Errors“ , “Duration (mins)“  : 10.13 } ,“Completion Status“ : {  “Completed“ : “No“ , “WIP“ : “No“ , “Not Started“ : “No“}} ," calcext:value-type="string">
            <text:p>{“Name“ : “Step 06 - Raising Custom Errors“ , “Duration (mins)“ <text:s/>: 10.13 } ,“Completion Status“ : { <text:s/>“Completed“ : “No“ , “WIP“ : “No“ , “Not Started“ : “No“}} ,</text:p>
          </table:table-cell>
        </table:table-row>
        <table:table-row table:style-name="ro1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ep 06 - Raising Custom Errors</text:p>
          </table:table-cell>
          <table:table-cell office:value-type="string" calcext:value-type="string">
            <text:p><text:s/>in Fla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time" office:time-value="PT04H46M00S" calcext:value-type="time">
            <text:p>04:46:00 AM</text:p>
          </table:table-cell>
          <table:table-cell table:number-columns-repeated="2"/>
          <table:table-cell table:formula="of:=IF([.E68]&lt;1;[.A70];&quot;&quot;)" office:value-type="string" office:string-value="Step 07 - The Flask Request" calcext:value-type="string">
            <text:p>Step 07 - The Flask Request</text:p>
          </table:table-cell>
          <table:table-cell table:formula="of:=IF([.A68]&lt; 1; [.A68]; &quot;&quot;)" office:value-type="time" office:time-value="PT04H46M00S" calcext:value-type="time">
            <text:p>04:46:00 </text:p>
          </table:table-cell>
          <table:table-cell table:style-name="ce3" table:formula="of:=[.$G$1]*[.E68]" office:value-type="float" office:value="4.76666666666667" calcext:value-type="float">
            <text:p>4.7667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table:formula="of:=[.H68]&amp;[.M68]&amp;[.I68]&amp;[.M68]&amp;&quot; &quot;&amp;[.J68]&amp;&quot; &quot;&amp;[.N68]&amp;[.D68]&amp;[.N68]&amp;&quot; &quot;&amp;[.L68]&amp;&quot; &quot;&amp;[.M68]&amp;[.K68]&amp;[.M68]&amp;&quot; &quot;&amp;&quot; &quot;&amp;[.J68]&amp;&quot; &quot;&amp;ROUND([.F68];2)&amp;&quot; &quot;&amp;[.S68]&amp;&quot; &quot;&amp;[.L68]&amp;[.M68]&amp;[.O68]&amp;[.N68]&amp;&quot; &quot;&amp;[.J68]&amp;&quot; &quot;&amp;[.H68]&amp;&quot; &quot;&amp;&quot; &quot;&amp;[.M68]&amp;[.P68]&amp;[.N68]&amp;&quot; &quot;&amp;[.J68]&amp;&quot; &quot;&amp;[.M68]&amp;&quot;No&quot;&amp;[.N68]&amp;&quot; &quot;&amp;[.L68]&amp;&quot; &quot;&amp;[.M68]&amp;[.Q68]&amp;[.N68]&amp;&quot; &quot;&amp;[.J68]&amp;&quot; &quot;&amp;[.M68]&amp;&quot;No&quot;&amp;[.N68]&amp;&quot; &quot;&amp;[.L68]&amp;&quot; &quot;&amp;[.M68]&amp;[.R68]&amp;[.N68]&amp;&quot; &quot;&amp;[.J68]&amp;&quot; &quot;&amp;[.M68]&amp;&quot;No&quot;&amp;[.N68]&amp;[.S68] &amp;[.S68]&amp;&quot; &quot;&amp;[.L68]" office:value-type="string" office:string-value="{“Name“ : “Step 07 - The Flask Request“ , “Duration (mins)“  : 4.77 } ,“Completion Status“ : {  “Completed“ : “No“ , “WIP“ : “No“ , “Not Started“ : “No“}} ," calcext:value-type="string">
            <text:p>{“Name“ : “Step 07 - The Flask Request“ , “Duration (mins)“ <text:s/>: 4.77 } ,“Completion Status“ : { <text:s/>“Completed“ : “No“ , “WIP“ : “No“ , “Not Started“ : “No“}} ,</text:p>
          </table:table-cell>
        </table:table-row>
        <table:table-row table:style-name="ro1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ep 07 - The Flask Request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time" office:time-value="PT03H32M00S" calcext:value-type="time">
            <text:p>03:32:00 AM</text:p>
          </table:table-cell>
          <table:table-cell table:number-columns-repeated="2"/>
          <table:table-cell table:formula="of:=IF([.E75]&lt;1;[.A77];&quot;&quot;)" office:value-type="string" office:string-value="Step 08 - Flask Redirects (301," calcext:value-type="string">
            <text:p>Step 08 - Flask Redirects (301,</text:p>
          </table:table-cell>
          <table:table-cell table:formula="of:=IF([.A75]&lt; 1; [.A75]; &quot;&quot;)" office:value-type="time" office:time-value="PT03H32M00S" calcext:value-type="time">
            <text:p>03:32:00 </text:p>
          </table:table-cell>
          <table:table-cell table:style-name="ce3" table:formula="of:=[.$G$1]*[.E75]" office:value-type="float" office:value="3.53333333333333" calcext:value-type="float">
            <text:p>3.5333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table:formula="of:=[.H75]&amp;[.M75]&amp;[.I75]&amp;[.M75]&amp;&quot; &quot;&amp;[.J75]&amp;&quot; &quot;&amp;[.N75]&amp;[.D75]&amp;[.N75]&amp;&quot; &quot;&amp;[.L75]&amp;&quot; &quot;&amp;[.M75]&amp;[.K75]&amp;[.M75]&amp;&quot; &quot;&amp;&quot; &quot;&amp;[.J75]&amp;&quot; &quot;&amp;ROUND([.F75];2)&amp;&quot; &quot;&amp;[.S75]&amp;&quot; &quot;&amp;[.L75]&amp;[.M75]&amp;[.O75]&amp;[.N75]&amp;&quot; &quot;&amp;[.J75]&amp;&quot; &quot;&amp;[.H75]&amp;&quot; &quot;&amp;&quot; &quot;&amp;[.M75]&amp;[.P75]&amp;[.N75]&amp;&quot; &quot;&amp;[.J75]&amp;&quot; &quot;&amp;[.M75]&amp;&quot;No&quot;&amp;[.N75]&amp;&quot; &quot;&amp;[.L75]&amp;&quot; &quot;&amp;[.M75]&amp;[.Q75]&amp;[.N75]&amp;&quot; &quot;&amp;[.J75]&amp;&quot; &quot;&amp;[.M75]&amp;&quot;No&quot;&amp;[.N75]&amp;&quot; &quot;&amp;[.L75]&amp;&quot; &quot;&amp;[.M75]&amp;[.R75]&amp;[.N75]&amp;&quot; &quot;&amp;[.J75]&amp;&quot; &quot;&amp;[.M75]&amp;&quot;No&quot;&amp;[.N75]&amp;[.S75] &amp;[.S75]&amp;&quot; &quot;&amp;[.L75]" office:value-type="string" office:string-value="{“Name“ : “Step 08 - Flask Redirects (301,“ , “Duration (mins)“  : 3.53 } ,“Completion Status“ : {  “Completed“ : “No“ , “WIP“ : “No“ , “Not Started“ : “No“}} ," calcext:value-type="string">
            <text:p>{“Name“ : “Step 08 - Flask Redirects (301,“ , “Duration (mins)“ <text:s/>: 3.53 } ,“Completion Status“ : { <text:s/>“Completed“ : “No“ , “WIP“ : “No“ , “Not Started“ : “No“}} ,</text:p>
          </table:table-cell>
        </table:table-row>
        <table:table-row table:style-name="ro1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ep 08 - Flask Redirects (301,</text:p>
          </table:table-cell>
          <table:table-cell office:value-type="string" calcext:value-type="string">
            <text:p><text:s/>302 HTTP responses</text:p>
          </table:table-cell>
          <table:table-cell office:value-type="string" calcext:value-type="string">
            <text:p>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time" office:time-value="PT05H11M00S" calcext:value-type="time">
            <text:p>05:11:00 AM</text:p>
          </table:table-cell>
          <table:table-cell table:number-columns-repeated="2"/>
          <table:table-cell table:formula="of:=IF([.E82]&lt;1;[.A84];&quot;&quot;)" office:value-type="string" office:string-value="Step 09 - Plugging our first Da" calcext:value-type="string">
            <text:p>Step 09 - Plugging our first Da</text:p>
          </table:table-cell>
          <table:table-cell table:formula="of:=IF([.A82]&lt; 1; [.A82]; &quot;&quot;)" office:value-type="time" office:time-value="PT05H11M00S" calcext:value-type="time">
            <text:p>05:11:00 </text:p>
          </table:table-cell>
          <table:table-cell table:style-name="ce3" table:formula="of:=[.$G$1]*[.E82]" office:value-type="float" office:value="5.18333333333333" calcext:value-type="float">
            <text:p>5.1833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table:formula="of:=[.H82]&amp;[.M82]&amp;[.I82]&amp;[.M82]&amp;&quot; &quot;&amp;[.J82]&amp;&quot; &quot;&amp;[.N82]&amp;[.D82]&amp;[.N82]&amp;&quot; &quot;&amp;[.L82]&amp;&quot; &quot;&amp;[.M82]&amp;[.K82]&amp;[.M82]&amp;&quot; &quot;&amp;&quot; &quot;&amp;[.J82]&amp;&quot; &quot;&amp;ROUND([.F82];2)&amp;&quot; &quot;&amp;[.S82]&amp;&quot; &quot;&amp;[.L82]&amp;[.M82]&amp;[.O82]&amp;[.N82]&amp;&quot; &quot;&amp;[.J82]&amp;&quot; &quot;&amp;[.H82]&amp;&quot; &quot;&amp;&quot; &quot;&amp;[.M82]&amp;[.P82]&amp;[.N82]&amp;&quot; &quot;&amp;[.J82]&amp;&quot; &quot;&amp;[.M82]&amp;&quot;No&quot;&amp;[.N82]&amp;&quot; &quot;&amp;[.L82]&amp;&quot; &quot;&amp;[.M82]&amp;[.Q82]&amp;[.N82]&amp;&quot; &quot;&amp;[.J82]&amp;&quot; &quot;&amp;[.M82]&amp;&quot;No&quot;&amp;[.N82]&amp;&quot; &quot;&amp;[.L82]&amp;&quot; &quot;&amp;[.M82]&amp;[.R82]&amp;[.N82]&amp;&quot; &quot;&amp;[.J82]&amp;&quot; &quot;&amp;[.M82]&amp;&quot;No&quot;&amp;[.N82]&amp;[.S82] &amp;[.S82]&amp;&quot; &quot;&amp;[.L82]" office:value-type="string" office:string-value="{“Name“ : “Step 09 - Plugging our first Da“ , “Duration (mins)“  : 5.18 } ,“Completion Status“ : {  “Completed“ : “No“ , “WIP“ : “No“ , “Not Started“ : “No“}} ," calcext:value-type="string">
            <text:p>{“Name“ : “Step 09 - Plugging our first Da“ , “Duration (mins)“ <text:s/>: 5.18 } ,“Completion Status“ : { <text:s/>“Completed“ : “No“ , “WIP“ : “No“ , “Not Started“ : “No“}} ,</text:p>
          </table:table-cell>
        </table:table-row>
        <table:table-row table:style-name="ro1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ep 09 - Plugging our first Da</text:p>
          </table:table-cell>
          <table:table-cell office:value-type="string" calcext:value-type="string">
            <text:p>tabase to our Flask</text:p>
          </table:table-cell>
          <table:table-cell office:value-type="string" calcext:value-type="string">
            <text:p><text:s/>Appl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time" office:time-value="PT03H05M00S" calcext:value-type="time">
            <text:p>03:05:00 AM</text:p>
          </table:table-cell>
          <table:table-cell table:number-columns-repeated="2"/>
          <table:table-cell table:formula="of:=IF([.E89]&lt;1;[.A91];&quot;&quot;)" office:value-type="string" office:string-value="Step 10 - Advanced Flask and Ji" calcext:value-type="string">
            <text:p>Step 10 - Advanced Flask and Ji</text:p>
          </table:table-cell>
          <table:table-cell table:formula="of:=IF([.A89]&lt; 1; [.A89]; &quot;&quot;)" office:value-type="time" office:time-value="PT03H05M00S" calcext:value-type="time">
            <text:p>03:05:00 </text:p>
          </table:table-cell>
          <table:table-cell table:style-name="ce3" table:formula="of:=[.$G$1]*[.E89]" office:value-type="float" office:value="3.08333333333333" calcext:value-type="float">
            <text:p>3.0833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table:formula="of:=[.H89]&amp;[.M89]&amp;[.I89]&amp;[.M89]&amp;&quot; &quot;&amp;[.J89]&amp;&quot; &quot;&amp;[.N89]&amp;[.D89]&amp;[.N89]&amp;&quot; &quot;&amp;[.L89]&amp;&quot; &quot;&amp;[.M89]&amp;[.K89]&amp;[.M89]&amp;&quot; &quot;&amp;&quot; &quot;&amp;[.J89]&amp;&quot; &quot;&amp;ROUND([.F89];2)&amp;&quot; &quot;&amp;[.S89]&amp;&quot; &quot;&amp;[.L89]&amp;[.M89]&amp;[.O89]&amp;[.N89]&amp;&quot; &quot;&amp;[.J89]&amp;&quot; &quot;&amp;[.H89]&amp;&quot; &quot;&amp;&quot; &quot;&amp;[.M89]&amp;[.P89]&amp;[.N89]&amp;&quot; &quot;&amp;[.J89]&amp;&quot; &quot;&amp;[.M89]&amp;&quot;No&quot;&amp;[.N89]&amp;&quot; &quot;&amp;[.L89]&amp;&quot; &quot;&amp;[.M89]&amp;[.Q89]&amp;[.N89]&amp;&quot; &quot;&amp;[.J89]&amp;&quot; &quot;&amp;[.M89]&amp;&quot;No&quot;&amp;[.N89]&amp;&quot; &quot;&amp;[.L89]&amp;&quot; &quot;&amp;[.M89]&amp;[.R89]&amp;[.N89]&amp;&quot; &quot;&amp;[.J89]&amp;&quot; &quot;&amp;[.M89]&amp;&quot;No&quot;&amp;[.N89]&amp;[.S89] &amp;[.S89]&amp;&quot; &quot;&amp;[.L89]" office:value-type="string" office:string-value="{“Name“ : “Step 10 - Advanced Flask and Ji“ , “Duration (mins)“  : 3.08 } ,“Completion Status“ : {  “Completed“ : “No“ , “WIP“ : “No“ , “Not Started“ : “No“}} ," calcext:value-type="string">
            <text:p>{“Name“ : “Step 10 - Advanced Flask and Ji“ , “Duration (mins)“ <text:s/>: 3.08 } ,“Completion Status“ : { <text:s/>“Completed“ : “No“ , “WIP“ : “No“ , “Not Started“ : “No“}} ,</text:p>
          </table:table-cell>
        </table:table-row>
        <table:table-row table:style-name="ro1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ep 10 - Advanced Flask and Ji</text:p>
          </table:table-cell>
          <table:table-cell office:value-type="string" calcext:value-type="string">
            <text:p>nja Feature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time" office:time-value="PT03H47M00S" calcext:value-type="time">
            <text:p>03:47:00 AM</text:p>
          </table:table-cell>
          <table:table-cell table:number-columns-repeated="2"/>
          <table:table-cell table:formula="of:=IF([.E96]&lt;1;[.A98];&quot;&quot;)" office:value-type="string" office:string-value="Step 11 - Flask's before_reques" calcext:value-type="string">
            <text:p>Step 11 - Flask's before_reques</text:p>
          </table:table-cell>
          <table:table-cell table:formula="of:=IF([.A96]&lt; 1; [.A96]; &quot;&quot;)" office:value-type="time" office:time-value="PT03H47M00S" calcext:value-type="time">
            <text:p>03:47:00 </text:p>
          </table:table-cell>
          <table:table-cell table:style-name="ce3" table:formula="of:=[.$G$1]*[.E96]" office:value-type="float" office:value="3.78333333333333" calcext:value-type="float">
            <text:p>3.7833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table:formula="of:=[.H96]&amp;[.M96]&amp;[.I96]&amp;[.M96]&amp;&quot; &quot;&amp;[.J96]&amp;&quot; &quot;&amp;[.N96]&amp;[.D96]&amp;[.N96]&amp;&quot; &quot;&amp;[.L96]&amp;&quot; &quot;&amp;[.M96]&amp;[.K96]&amp;[.M96]&amp;&quot; &quot;&amp;&quot; &quot;&amp;[.J96]&amp;&quot; &quot;&amp;ROUND([.F96];2)&amp;&quot; &quot;&amp;[.S96]&amp;&quot; &quot;&amp;[.L96]&amp;[.M96]&amp;[.O96]&amp;[.N96]&amp;&quot; &quot;&amp;[.J96]&amp;&quot; &quot;&amp;[.H96]&amp;&quot; &quot;&amp;&quot; &quot;&amp;[.M96]&amp;[.P96]&amp;[.N96]&amp;&quot; &quot;&amp;[.J96]&amp;&quot; &quot;&amp;[.M96]&amp;&quot;No&quot;&amp;[.N96]&amp;&quot; &quot;&amp;[.L96]&amp;&quot; &quot;&amp;[.M96]&amp;[.Q96]&amp;[.N96]&amp;&quot; &quot;&amp;[.J96]&amp;&quot; &quot;&amp;[.M96]&amp;&quot;No&quot;&amp;[.N96]&amp;&quot; &quot;&amp;[.L96]&amp;&quot; &quot;&amp;[.M96]&amp;[.R96]&amp;[.N96]&amp;&quot; &quot;&amp;[.J96]&amp;&quot; &quot;&amp;[.M96]&amp;&quot;No&quot;&amp;[.N96]&amp;[.S96] &amp;[.S96]&amp;&quot; &quot;&amp;[.L96]" office:value-type="string" office:string-value="{“Name“ : “Step 11 - Flask's before_reques“ , “Duration (mins)“  : 3.78 } ,“Completion Status“ : {  “Completed“ : “No“ , “WIP“ : “No“ , “Not Started“ : “No“}} ," calcext:value-type="string">
            <text:p>{“Name“ : “Step 11 - Flask's before_reques“ , “Duration (mins)“ <text:s/>: 3.78 } ,“Completion Status“ : { <text:s/>“Completed“ : “No“ , “WIP“ : “No“ , “Not Started“ : “No“}} ,</text:p>
          </table:table-cell>
        </table:table-row>
        <table:table-row table:style-name="ro1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ep 11 - Flask's before_reques</text:p>
          </table:table-cell>
          <table:table-cell office:value-type="string" calcext:value-type="string">
            <text:p>t callbac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time" office:time-value="PT02H54M00S" calcext:value-type="time">
            <text:p>02:54:00 AM</text:p>
          </table:table-cell>
          <table:table-cell table:number-columns-repeated="2"/>
          <table:table-cell table:formula="of:=IF([.E103]&lt;1;[.A105];&quot;&quot;)" office:value-type="string" office:string-value="Step 12 - Using SQL JOIN in our" calcext:value-type="string">
            <text:p>Step 12 - Using SQL JOIN in our</text:p>
          </table:table-cell>
          <table:table-cell table:formula="of:=IF([.A103]&lt; 1; [.A103]; &quot;&quot;)" office:value-type="time" office:time-value="PT02H54M00S" calcext:value-type="time">
            <text:p>02:54:00 </text:p>
          </table:table-cell>
          <table:table-cell table:style-name="ce3" table:formula="of:=[.$G$1]*[.E103]" office:value-type="float" office:value="2.9" calcext:value-type="float">
            <text:p>2.9000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table:formula="of:=[.H103]&amp;[.M103]&amp;[.I103]&amp;[.M103]&amp;&quot; &quot;&amp;[.J103]&amp;&quot; &quot;&amp;[.N103]&amp;[.D103]&amp;[.N103]&amp;&quot; &quot;&amp;[.L103]&amp;&quot; &quot;&amp;[.M103]&amp;[.K103]&amp;[.M103]&amp;&quot; &quot;&amp;&quot; &quot;&amp;[.J103]&amp;&quot; &quot;&amp;ROUND([.F103];2)&amp;&quot; &quot;&amp;[.S103]&amp;&quot; &quot;&amp;[.L103]&amp;[.M103]&amp;[.O103]&amp;[.N103]&amp;&quot; &quot;&amp;[.J103]&amp;&quot; &quot;&amp;[.H103]&amp;&quot; &quot;&amp;&quot; &quot;&amp;[.M103]&amp;[.P103]&amp;[.N103]&amp;&quot; &quot;&amp;[.J103]&amp;&quot; &quot;&amp;[.M103]&amp;&quot;No&quot;&amp;[.N103]&amp;&quot; &quot;&amp;[.L103]&amp;&quot; &quot;&amp;[.M103]&amp;[.Q103]&amp;[.N103]&amp;&quot; &quot;&amp;[.J103]&amp;&quot; &quot;&amp;[.M103]&amp;&quot;No&quot;&amp;[.N103]&amp;&quot; &quot;&amp;[.L103]&amp;&quot; &quot;&amp;[.M103]&amp;[.R103]&amp;[.N103]&amp;&quot; &quot;&amp;[.J103]&amp;&quot; &quot;&amp;[.M103]&amp;&quot;No&quot;&amp;[.N103]&amp;[.S103] &amp;[.S103]&amp;&quot; &quot;&amp;[.L103]" office:value-type="string" office:string-value="{“Name“ : “Step 12 - Using SQL JOIN in our“ , “Duration (mins)“  : 2.9 } ,“Completion Status“ : {  “Completed“ : “No“ , “WIP“ : “No“ , “Not Started“ : “No“}} ," calcext:value-type="string">
            <text:p>{“Name“ : “Step 12 - Using SQL JOIN in our“ , “Duration (mins)“ <text:s/>: 2.9 } ,“Completion Status“ : { <text:s/>“Completed“ : “No“ , “WIP“ : “No“ , “Not Started“ : “No“}} ,</text:p>
          </table:table-cell>
        </table:table-row>
        <table:table-row table:style-name="ro1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ep 12 - Using SQL JOIN in our</text:p>
          </table:table-cell>
          <table:table-cell office:value-type="string" calcext:value-type="string">
            <text:p><text:s/>Flask App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time" office:time-value="PT05H32M00S" calcext:value-type="time">
            <text:p>05:32:00 AM</text:p>
          </table:table-cell>
          <table:table-cell table:number-columns-repeated="2"/>
          <table:table-cell table:formula="of:=IF([.E110]&lt;1;[.A112];&quot;&quot;)" office:value-type="string" office:string-value="Step 13 - Working with Forms in" calcext:value-type="string">
            <text:p>Step 13 - Working with Forms in</text:p>
          </table:table-cell>
          <table:table-cell table:formula="of:=IF([.A110]&lt; 1; [.A110]; &quot;&quot;)" office:value-type="time" office:time-value="PT05H32M00S" calcext:value-type="time">
            <text:p>05:32:00 </text:p>
          </table:table-cell>
          <table:table-cell table:style-name="ce3" table:formula="of:=[.$G$1]*[.E110]" office:value-type="float" office:value="5.53333333333333" calcext:value-type="float">
            <text:p>5.5333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table:formula="of:=[.H110]&amp;[.M110]&amp;[.I110]&amp;[.M110]&amp;&quot; &quot;&amp;[.J110]&amp;&quot; &quot;&amp;[.N110]&amp;[.D110]&amp;[.N110]&amp;&quot; &quot;&amp;[.L110]&amp;&quot; &quot;&amp;[.M110]&amp;[.K110]&amp;[.M110]&amp;&quot; &quot;&amp;&quot; &quot;&amp;[.J110]&amp;&quot; &quot;&amp;ROUND([.F110];2)&amp;&quot; &quot;&amp;[.S110]&amp;&quot; &quot;&amp;[.L110]&amp;[.M110]&amp;[.O110]&amp;[.N110]&amp;&quot; &quot;&amp;[.J110]&amp;&quot; &quot;&amp;[.H110]&amp;&quot; &quot;&amp;&quot; &quot;&amp;[.M110]&amp;[.P110]&amp;[.N110]&amp;&quot; &quot;&amp;[.J110]&amp;&quot; &quot;&amp;[.M110]&amp;&quot;No&quot;&amp;[.N110]&amp;&quot; &quot;&amp;[.L110]&amp;&quot; &quot;&amp;[.M110]&amp;[.Q110]&amp;[.N110]&amp;&quot; &quot;&amp;[.J110]&amp;&quot; &quot;&amp;[.M110]&amp;&quot;No&quot;&amp;[.N110]&amp;&quot; &quot;&amp;[.L110]&amp;&quot; &quot;&amp;[.M110]&amp;[.R110]&amp;[.N110]&amp;&quot; &quot;&amp;[.J110]&amp;&quot; &quot;&amp;[.M110]&amp;&quot;No&quot;&amp;[.N110]&amp;[.S110] &amp;[.S110]&amp;&quot; &quot;&amp;[.L110]" office:value-type="string" office:string-value="{“Name“ : “Step 13 - Working with Forms in“ , “Duration (mins)“  : 5.53 } ,“Completion Status“ : {  “Completed“ : “No“ , “WIP“ : “No“ , “Not Started“ : “No“}} ," calcext:value-type="string">
            <text:p>{“Name“ : “Step 13 - Working with Forms in“ , “Duration (mins)“ <text:s/>: 5.53 } ,“Completion Status“ : { <text:s/>“Completed“ : “No“ , “WIP“ : “No“ , “Not Started“ : “No“}} ,</text:p>
          </table:table-cell>
        </table:table-row>
        <table:table-row table:style-name="ro1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ep 13 - Working with Forms in</text:p>
          </table:table-cell>
          <table:table-cell office:value-type="string" calcext:value-type="string">
            <text:p><text:s/>Fla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time" office:time-value="PT04H35M00S" calcext:value-type="time">
            <text:p>04:35:00 AM</text:p>
          </table:table-cell>
          <table:table-cell table:number-columns-repeated="2"/>
          <table:table-cell table:formula="of:=IF([.E117]&lt;1;[.A119];&quot;&quot;)" office:value-type="string" office:string-value="Step 14 - Working with Static F" calcext:value-type="string">
            <text:p>Step 14 - Working with Static F</text:p>
          </table:table-cell>
          <table:table-cell table:formula="of:=IF([.A117]&lt; 1; [.A117]; &quot;&quot;)" office:value-type="time" office:time-value="PT04H35M00S" calcext:value-type="time">
            <text:p>04:35:00 </text:p>
          </table:table-cell>
          <table:table-cell table:style-name="ce3" table:formula="of:=[.$G$1]*[.E117]" office:value-type="float" office:value="4.58333333333333" calcext:value-type="float">
            <text:p>4.5833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table:formula="of:=[.H117]&amp;[.M117]&amp;[.I117]&amp;[.M117]&amp;&quot; &quot;&amp;[.J117]&amp;&quot; &quot;&amp;[.N117]&amp;[.D117]&amp;[.N117]&amp;&quot; &quot;&amp;[.L117]&amp;&quot; &quot;&amp;[.M117]&amp;[.K117]&amp;[.M117]&amp;&quot; &quot;&amp;&quot; &quot;&amp;[.J117]&amp;&quot; &quot;&amp;ROUND([.F117];2)&amp;&quot; &quot;&amp;[.S117]&amp;&quot; &quot;&amp;[.L117]&amp;[.M117]&amp;[.O117]&amp;[.N117]&amp;&quot; &quot;&amp;[.J117]&amp;&quot; &quot;&amp;[.H117]&amp;&quot; &quot;&amp;&quot; &quot;&amp;[.M117]&amp;[.P117]&amp;[.N117]&amp;&quot; &quot;&amp;[.J117]&amp;&quot; &quot;&amp;[.M117]&amp;&quot;No&quot;&amp;[.N117]&amp;&quot; &quot;&amp;[.L117]&amp;&quot; &quot;&amp;[.M117]&amp;[.Q117]&amp;[.N117]&amp;&quot; &quot;&amp;[.J117]&amp;&quot; &quot;&amp;[.M117]&amp;&quot;No&quot;&amp;[.N117]&amp;&quot; &quot;&amp;[.L117]&amp;&quot; &quot;&amp;[.M117]&amp;[.R117]&amp;[.N117]&amp;&quot; &quot;&amp;[.J117]&amp;&quot; &quot;&amp;[.M117]&amp;&quot;No&quot;&amp;[.N117]&amp;[.S117] &amp;[.S117]&amp;&quot; &quot;&amp;[.L117]" office:value-type="string" office:string-value="{“Name“ : “Step 14 - Working with Static F“ , “Duration (mins)“  : 4.58 } ,“Completion Status“ : {  “Completed“ : “No“ , “WIP“ : “No“ , “Not Started“ : “No“}} ," calcext:value-type="string">
            <text:p>{“Name“ : “Step 14 - Working with Static F“ , “Duration (mins)“ <text:s/>: 4.58 } ,“Completion Status“ : { <text:s/>“Completed“ : “No“ , “WIP“ : “No“ , “Not Started“ : “No“}} ,</text:p>
          </table:table-cell>
        </table:table-row>
        <table:table-row table:style-name="ro1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ep 14 - Working with Static F</text:p>
          </table:table-cell>
          <table:table-cell office:value-type="string" calcext:value-type="string">
            <text:p>iles in Flask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time" office:time-value="PT04H05M00S" calcext:value-type="time">
            <text:p>04:05:00 AM</text:p>
          </table:table-cell>
          <table:table-cell table:number-columns-repeated="2"/>
          <table:table-cell table:formula="of:=IF([.E124]&lt;1;[.A126];&quot;&quot;)" office:value-type="string" office:string-value="Step 15 - Template Inheritance" calcext:value-type="string">
            <text:p>Step 15 - Template Inheritance</text:p>
          </table:table-cell>
          <table:table-cell table:formula="of:=IF([.A124]&lt; 1; [.A124]; &quot;&quot;)" office:value-type="time" office:time-value="PT04H05M00S" calcext:value-type="time">
            <text:p>04:05:00 </text:p>
          </table:table-cell>
          <table:table-cell table:style-name="ce3" table:formula="of:=[.$G$1]*[.E124]" office:value-type="float" office:value="4.08333333333333" calcext:value-type="float">
            <text:p>4.0833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table:formula="of:=[.H124]&amp;[.M124]&amp;[.I124]&amp;[.M124]&amp;&quot; &quot;&amp;[.J124]&amp;&quot; &quot;&amp;[.N124]&amp;[.D124]&amp;[.N124]&amp;&quot; &quot;&amp;[.L124]&amp;&quot; &quot;&amp;[.M124]&amp;[.K124]&amp;[.M124]&amp;&quot; &quot;&amp;&quot; &quot;&amp;[.J124]&amp;&quot; &quot;&amp;ROUND([.F124];2)&amp;&quot; &quot;&amp;[.S124]&amp;&quot; &quot;&amp;[.L124]&amp;[.M124]&amp;[.O124]&amp;[.N124]&amp;&quot; &quot;&amp;[.J124]&amp;&quot; &quot;&amp;[.H124]&amp;&quot; &quot;&amp;&quot; &quot;&amp;[.M124]&amp;[.P124]&amp;[.N124]&amp;&quot; &quot;&amp;[.J124]&amp;&quot; &quot;&amp;[.M124]&amp;&quot;No&quot;&amp;[.N124]&amp;&quot; &quot;&amp;[.L124]&amp;&quot; &quot;&amp;[.M124]&amp;[.Q124]&amp;[.N124]&amp;&quot; &quot;&amp;[.J124]&amp;&quot; &quot;&amp;[.M124]&amp;&quot;No&quot;&amp;[.N124]&amp;&quot; &quot;&amp;[.L124]&amp;&quot; &quot;&amp;[.M124]&amp;[.R124]&amp;[.N124]&amp;&quot; &quot;&amp;[.J124]&amp;&quot; &quot;&amp;[.M124]&amp;&quot;No&quot;&amp;[.N124]&amp;[.S124] &amp;[.S124]&amp;&quot; &quot;&amp;[.L124]" office:value-type="string" office:string-value="{“Name“ : “Step 15 - Template Inheritance“ , “Duration (mins)“  : 4.08 } ,“Completion Status“ : {  “Completed“ : “No“ , “WIP“ : “No“ , “Not Started“ : “No“}} ," calcext:value-type="string">
            <text:p>{“Name“ : “Step 15 - Template Inheritance“ , “Duration (mins)“ <text:s/>: 4.08 } ,“Completion Status“ : { <text:s/>“Completed“ : “No“ , “WIP“ : “No“ , “Not Started“ : “No“}} ,</text:p>
          </table:table-cell>
        </table:table-row>
        <table:table-row table:style-name="ro1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ep 15 - Template Inheritance</text:p>
          </table:table-cell>
          <table:table-cell office:value-type="string" calcext:value-type="string">
            <text:p>in Flask and Jinj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time" office:time-value="PT08H14M00S" calcext:value-type="time">
            <text:p>08:14:00 AM</text:p>
          </table:table-cell>
          <table:table-cell table:number-columns-repeated="2"/>
          <table:table-cell table:formula="of:=IF([.E131]&lt;1;[.A133];&quot;&quot;)" office:value-type="string" office:string-value="Bonus - Real Class Example - Ba" calcext:value-type="string">
            <text:p>Bonus - Real Class Example - Ba</text:p>
          </table:table-cell>
          <table:table-cell table:formula="of:=IF([.A131]&lt; 1; [.A131]; &quot;&quot;)" office:value-type="time" office:time-value="PT08H14M00S" calcext:value-type="time">
            <text:p>08:14:00 </text:p>
          </table:table-cell>
          <table:table-cell table:style-name="ce3" table:formula="of:=[.$G$1]*[.E131]" office:value-type="float" office:value="8.23333333333333" calcext:value-type="float">
            <text:p>8.2333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table:formula="of:=[.H131]&amp;[.M131]&amp;[.I131]&amp;[.M131]&amp;&quot; &quot;&amp;[.J131]&amp;&quot; &quot;&amp;[.N131]&amp;[.D131]&amp;[.N131]&amp;&quot; &quot;&amp;[.L131]&amp;&quot; &quot;&amp;[.M131]&amp;[.K131]&amp;[.M131]&amp;&quot; &quot;&amp;&quot; &quot;&amp;[.J131]&amp;&quot; &quot;&amp;ROUND([.F131];2)&amp;&quot; &quot;&amp;[.S131]&amp;&quot; &quot;&amp;[.L131]&amp;[.M131]&amp;[.O131]&amp;[.N131]&amp;&quot; &quot;&amp;[.J131]&amp;&quot; &quot;&amp;[.H131]&amp;&quot; &quot;&amp;&quot; &quot;&amp;[.M131]&amp;[.P131]&amp;[.N131]&amp;&quot; &quot;&amp;[.J131]&amp;&quot; &quot;&amp;[.M131]&amp;&quot;No&quot;&amp;[.N131]&amp;&quot; &quot;&amp;[.L131]&amp;&quot; &quot;&amp;[.M131]&amp;[.Q131]&amp;[.N131]&amp;&quot; &quot;&amp;[.J131]&amp;&quot; &quot;&amp;[.M131]&amp;&quot;No&quot;&amp;[.N131]&amp;&quot; &quot;&amp;[.L131]&amp;&quot; &quot;&amp;[.M131]&amp;[.R131]&amp;[.N131]&amp;&quot; &quot;&amp;[.J131]&amp;&quot; &quot;&amp;[.M131]&amp;&quot;No&quot;&amp;[.N131]&amp;[.S131] &amp;[.S131]&amp;&quot; &quot;&amp;[.L131]" office:value-type="string" office:string-value="{“Name“ : “Bonus - Real Class Example - Ba“ , “Duration (mins)“  : 8.23 } ,“Completion Status“ : {  “Completed“ : “No“ , “WIP“ : “No“ , “Not Started“ : “No“}} ," calcext:value-type="string">
            <text:p>{“Name“ : “Bonus - Real Class Example - Ba“ , “Duration (mins)“ <text:s/>: 8.23 } ,“Completion Status“ : { <text:s/>“Completed“ : “No“ , “WIP“ : “No“ , “Not Started“ : “No“}} ,</text:p>
          </table:table-cell>
        </table:table-row>
        <table:table-row table:style-name="ro1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onus - Real Class Example - Ba</text:p>
          </table:table-cell>
          <table:table-cell office:value-type="string" calcext:value-type="string">
            <text:p>sic Routing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time" office:time-value="PT18H31M00S" calcext:value-type="time">
            <text:p>06:31:00 PM</text:p>
          </table:table-cell>
          <table:table-cell table:number-columns-repeated="2"/>
          <table:table-cell table:formula="of:=IF([.E138]&lt;1;[.A145];&quot;&quot;)" office:value-type="string" office:string-value="Bonus - Real Class Example - Wo" calcext:value-type="string">
            <text:p>Bonus - Real Class Example - Wo</text:p>
          </table:table-cell>
          <table:table-cell table:formula="of:=IF([.A138]&lt; 1; [.A138]; &quot;&quot;)" office:value-type="time" office:time-value="PT18H31M00S" calcext:value-type="time">
            <text:p>18:31:00 </text:p>
          </table:table-cell>
          <table:table-cell table:style-name="ce3" table:formula="of:=[.E138]*24" office:value-type="float" office:value="18.5166666666667" calcext:value-type="float">
            <text:p>18.5167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table:formula="of:=[.H138]&amp;[.M138]&amp;[.I138]&amp;[.M138]&amp;&quot; &quot;&amp;[.J138]&amp;&quot; &quot;&amp;[.N138]&amp;[.D138]&amp;[.N138]&amp;&quot; &quot;&amp;[.L138]&amp;&quot; &quot;&amp;[.M138]&amp;[.K138]&amp;[.M138]&amp;&quot; &quot;&amp;&quot; &quot;&amp;[.J138]&amp;&quot; &quot;&amp;ROUND([.F138];2)&amp;&quot; &quot;&amp;[.S138]&amp;&quot; &quot;&amp;[.L138]&amp;[.M138]&amp;[.O138]&amp;[.N138]&amp;&quot; &quot;&amp;[.J138]&amp;&quot; &quot;&amp;[.H138]&amp;&quot; &quot;&amp;&quot; &quot;&amp;[.M138]&amp;[.P138]&amp;[.N138]&amp;&quot; &quot;&amp;[.J138]&amp;&quot; &quot;&amp;[.M138]&amp;&quot;No&quot;&amp;[.N138]&amp;&quot; &quot;&amp;[.L138]&amp;&quot; &quot;&amp;[.M138]&amp;[.Q138]&amp;[.N138]&amp;&quot; &quot;&amp;[.J138]&amp;&quot; &quot;&amp;[.M138]&amp;&quot;No&quot;&amp;[.N138]&amp;&quot; &quot;&amp;[.L138]&amp;&quot; &quot;&amp;[.M138]&amp;[.R138]&amp;[.N138]&amp;&quot; &quot;&amp;[.J138]&amp;&quot; &quot;&amp;[.M138]&amp;&quot;No&quot;&amp;[.N138]&amp;[.S138] &amp;[.S138]&amp;&quot; &quot;&amp;[.L138]" office:value-type="string" office:string-value="{“Name“ : “Bonus - Real Class Example - Wo“ , “Duration (mins)“  : 18.52 } ,“Completion Status“ : {  “Completed“ : “No“ , “WIP“ : “No“ , “Not Started“ : “No“}} ," calcext:value-type="string">
            <text:p>{“Name“ : “Bonus - Real Class Example - Wo“ , “Duration (mins)“ <text:s/>: 18.52 } ,“Completion Status“ : { <text:s/>“Completed“ : “No“ , “WIP“ : “No“ , “Not Started“ : “No“}} ,</text:p>
          </table:table-cell>
        </table:table-row>
        <table:table-row table:style-name="ro1" table:number-rows-repeated="5">
          <table:table-cell table:style-name="ce2"/>
          <table:table-cell table:number-columns-repeated="4"/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NOW PLAYING</text:p>
          </table:table-cell>
          <table:table-cell table:number-columns-repeated="3"/>
          <table:table-cell table:style-name="ce3" table:formula="of:=SUM([.E1:.E138])" office:value-type="float" office:value="4.80277777777778" calcext:value-type="float">
            <text:p>4.8028</text:p>
          </table:table-cell>
          <table:table-cell table:style-name="ce3" table:formula="of:=SUM([.F1:.F138])" office:value-type="float" office:value="115.266666666667" calcext:value-type="float">
            <text:p>115.2667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table:formula="of:=[.H144]&amp;[.M144]&amp;[.I144]&amp;[.M144]&amp;&quot; &quot;&amp;[.J144]&amp;&quot; &quot;&amp;[.N144]&amp;[.D144]&amp;[.N144]&amp;&quot; &quot;&amp;[.L144]&amp;&quot; &quot;&amp;[.M144]&amp;[.K144]&amp;[.M144]&amp;&quot; &quot;&amp;&quot; &quot;&amp;[.J144]&amp;&quot; &quot;&amp;ROUND([.F144];2)&amp;&quot; &quot;&amp;[.S144]&amp;&quot; &quot;&amp;[.L144]&amp;[.M144]&amp;[.O144]&amp;[.N144]&amp;&quot; &quot;&amp;[.J144]&amp;&quot; &quot;&amp;[.H144]&amp;&quot; &quot;&amp;&quot; &quot;&amp;[.M144]&amp;[.P144]&amp;[.N144]&amp;&quot; &quot;&amp;[.J144]&amp;&quot; &quot;&amp;[.M144]&amp;&quot;No&quot;&amp;[.N144]&amp;&quot; &quot;&amp;[.L144]&amp;&quot; &quot;&amp;[.M144]&amp;[.Q144]&amp;[.N144]&amp;&quot; &quot;&amp;[.J144]&amp;&quot; &quot;&amp;[.M144]&amp;&quot;No&quot;&amp;[.N144]&amp;&quot; &quot;&amp;[.L144]&amp;&quot; &quot;&amp;[.M144]&amp;[.R144]&amp;[.N144]&amp;&quot; &quot;&amp;[.J144]&amp;&quot; &quot;&amp;[.M144]&amp;&quot;No&quot;&amp;[.N144]&amp;[.S144] &amp;[.S144]&amp;&quot; &quot;&amp;[.L144]" office:value-type="string" office:string-value="{“Name“ : ““ , “Duration (mins)“  : 115.27 } ,“Completion Status“ : {  “Completed“ : “No“ , “WIP“ : “No“ , “Not Started“ : “No“}} ," calcext:value-type="string">
            <text:p>{“Name“ : ““ , “Duration (mins)“ <text:s/>: 115.27 } ,“Completion Status“ : { <text:s/>“Completed“ : “No“ , “WIP“ : “No“ , “Not Started“ : “No“}} ,</text:p>
          </table:table-cell>
        </table:table-row>
        <table:table-row table:style-name="ro1">
          <table:table-cell office:value-type="string" calcext:value-type="string">
            <text:p>Bonus - Real Class Example - Wo</text:p>
          </table:table-cell>
          <table:table-cell office:value-type="string" calcext:value-type="string">
            <text:p>rking with Database</text:p>
          </table:table-cell>
          <table:table-cell office:value-type="string" calcext:value-type="string">
            <text:p>s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rmotr.com</text:p>
          </table:table-cell>
          <table:table-cell table:number-columns-repeated="3"/>
          <table:table-cell table:style-name="Default"/>
          <table:table-cell table:number-columns-repeated="15"/>
        </table:table-row>
      </table:table>
      <table:table table:name="RADFS-1_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row table:style-name="ro1">
          <table:table-cell table:number-columns-repeated="4"/>
          <table:table-cell table:style-name="Default"/>
          <table:table-cell/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WATCHED</text:p>
          </table:table-cell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1" office:value-type="float" office:value="0.134722222222222" calcext:value-type="float">
            <text:p>0.13</text:p>
          </table:table-cell>
          <table:table-cell table:number-columns-repeated="2"/>
          <table:table-cell office:value-type="string" calcext:value-type="string">
            <text:p>Flask Tutorial - Introduction</text:p>
          </table:table-cell>
          <table:table-cell table:style-name="ce3" table:formula="of:=IF([.A4]&lt; 1; [.A4]; &quot;&quot;)" office:value-type="float" office:value="0.134722222222222" calcext:value-type="float">
            <text:p>0.1347</text:p>
          </table:table-cell>
          <table:table-cell table:style-name="ce5" office:value-type="float" office:value="3.23333333333333" calcext:value-type="float">
            <text:p>3.2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“Name“ : “Flask Tutorial - Introduction“ , “Duration (mins)“ <text:s/>: 3.23 <text:s/>,“Completion Status“ : { <text:s/>“Completed“ : “No“ , “WIP“ : “No“ , “Not Started“ : “No“}} ,</text:p>
          </table:table-cell>
        </table:table-row>
        <table:table-row table:style-name="ro1" table:visibility="filter">
          <table:table-cell office:value-type="string" calcext:value-type="string">
            <text:p>NOW PLAYING</text:p>
          </table:table-cell>
          <table:table-cell table:number-columns-repeated="3"/>
          <table:table-cell table:style-name="ce3" table:formula="of:=IF([.A5]&lt; 1; [.A5]; &quot;&quot;)">
            <text:p/>
          </table:table-cell>
          <table:table-cell table:number-columns-repeated="15"/>
        </table:table-row>
        <table:table-row table:style-name="ro1" table:visibility="filter">
          <table:table-cell office:value-type="string" calcext:value-type="string">
            <text:p>Flask Tutorial - Introduction</text:p>
          </table:table-cell>
          <table:table-cell table:number-columns-repeated="3"/>
          <table:table-cell table:style-name="ce3"/>
          <table:table-cell table:number-columns-repeated="15"/>
        </table:table-row>
        <table:table-row table:style-name="ro1" table:visibility="filter">
          <table:table-cell office:value-type="string" calcext:value-type="string">
            <text:p>rmotr.com</text:p>
          </table:table-cell>
          <table:table-cell table:number-columns-repeated="3"/>
          <table:table-cell table:style-name="ce3"/>
          <table:table-cell table:number-columns-repeated="15"/>
        </table:table-row>
        <table:table-row table:style-name="ro1" table:visibility="filter">
          <table:table-cell table:number-columns-repeated="4"/>
          <table:table-cell table:style-name="ce3"/>
          <table:table-cell table:number-columns-repeated="15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3"/>
          <table:table-cell table:style-name="ce3"/>
          <table:table-cell table:number-columns-repeated="15"/>
        </table:table-row>
        <table:table-row table:style-name="ro1" table:visibility="filter">
          <table:table-cell table:number-columns-repeated="4"/>
          <table:table-cell table:style-name="ce3"/>
          <table:table-cell table:number-columns-repeated="15"/>
        </table:table-row>
        <table:table-row table:style-name="ro1">
          <table:table-cell table:style-name="ce2" office:value-type="time" office:time-value="PT06H54M00S" calcext:value-type="time">
            <text:p>06:54:00 AM</text:p>
          </table:table-cell>
          <table:table-cell table:number-columns-repeated="2"/>
          <table:table-cell office:value-type="string" calcext:value-type="string">
            <text:p>Introduction to HTTP - Hypertex</text:p>
          </table:table-cell>
          <table:table-cell table:formula="of:=IF([.A11]&lt; 1; [.A11]; &quot;&quot;)" office:value-type="time" office:time-value="PT06H54M00S" calcext:value-type="time">
            <text:p>06:54:00 </text:p>
          </table:table-cell>
          <table:table-cell table:style-name="ce3" office:value-type="float" office:value="6.9" calcext:value-type="float">
            <text:p>6.9000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“Name“ : “Introduction to HTTP - Hypertex“ , “Duration (mins)“ <text:s/>: 6.9 <text:s/>,“Completion Status“ : { <text:s/>“Completed“ : “No“ , “WIP“ : “No“ , “Not Started“ : “No“}} ,</text:p>
          </table:table-cell>
        </table:table-row>
        <table:table-row table:style-name="ro1" table:visibility="filter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Introduction to HTTP - Hypertex</text:p>
          </table:table-cell>
          <table:table-cell office:value-type="string" calcext:value-type="string">
            <text:p>t Transfer Protocol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>
          <table:table-cell table:style-name="ce2" office:value-type="time" office:time-value="PT03H58M00S" calcext:value-type="time">
            <text:p>03:58:00 AM</text:p>
          </table:table-cell>
          <table:table-cell table:number-columns-repeated="2"/>
          <table:table-cell office:value-type="string" calcext:value-type="string">
            <text:p>Step 00 - Setup and Running app</text:p>
          </table:table-cell>
          <table:table-cell table:formula="of:=IF([.A18]&lt; 1; [.A18]; &quot;&quot;)" office:value-type="time" office:time-value="PT03H58M00S" calcext:value-type="time">
            <text:p>03:58:00 </text:p>
          </table:table-cell>
          <table:table-cell table:style-name="ce3" office:value-type="float" office:value="3.96666666666667" calcext:value-type="float">
            <text:p>3.9667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“Name“ : “Step 00 - Setup and Running app“ , “Duration (mins)“ <text:s/>: 3.97 <text:s/>,“Completion Status“ : { <text:s/>“Completed“ : “No“ , “WIP“ : “No“ , “Not Started“ : “No“}} ,</text:p>
          </table:table-cell>
        </table:table-row>
        <table:table-row table:style-name="ro1" table:visibility="filter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Step 00 - Setup and Running app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>
          <table:table-cell table:style-name="ce2" office:value-type="time" office:time-value="PT03H58M00S" calcext:value-type="time">
            <text:p>03:58:00 AM</text:p>
          </table:table-cell>
          <table:table-cell table:number-columns-repeated="2"/>
          <table:table-cell office:value-type="string" calcext:value-type="string">
            <text:p>Step 01 - Our first Flask Webap</text:p>
          </table:table-cell>
          <table:table-cell table:formula="of:=IF([.A25]&lt; 1; [.A25]; &quot;&quot;)" office:value-type="time" office:time-value="PT03H58M00S" calcext:value-type="time">
            <text:p>03:58:00 </text:p>
          </table:table-cell>
          <table:table-cell table:style-name="ce3" office:value-type="float" office:value="3.96666666666667" calcext:value-type="float">
            <text:p>3.9667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“Name“ : “Step 01 - Our first Flask Webap“ , “Duration (mins)“ <text:s/>: 3.97 <text:s/>,“Completion Status“ : { <text:s/>“Completed“ : “No“ , “WIP“ : “No“ , “Not Started“ : “No“}} ,</text:p>
          </table:table-cell>
        </table:table-row>
        <table:table-row table:style-name="ro1" table:visibility="filter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Step 01 - Our first Flask Webap</text:p>
          </table:table-cell>
          <table:table-cell office:value-type="string" calcext:value-type="string">
            <text:p>p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 table:visibility="filter">
          <table:table-cell office:value-type="string" calcext:value-type="string">
            <text:p>WATCHED</text:p>
          </table:table-cell>
          <table:table-cell table:number-columns-repeated="19"/>
        </table:table-row>
        <table:table-row table:style-name="ro1">
          <table:table-cell table:style-name="ce2" office:value-type="time" office:time-value="PT06H18M00S" calcext:value-type="time">
            <text:p>06:18:00 AM</text:p>
          </table:table-cell>
          <table:table-cell table:number-columns-repeated="2"/>
          <table:table-cell office:value-type="string" calcext:value-type="string">
            <text:p>Step 02 - Returning HTML from o</text:p>
          </table:table-cell>
          <table:table-cell table:formula="of:=IF([.A33]&lt; 1; [.A33]; &quot;&quot;)" office:value-type="time" office:time-value="PT06H18M00S" calcext:value-type="time">
            <text:p>06:18:00 </text:p>
          </table:table-cell>
          <table:table-cell table:style-name="ce3" office:value-type="float" office:value="6.3" calcext:value-type="float">
            <text:p>6.3000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“Name“ : “Step 02 - Returning HTML from o“ , “Duration (mins)“ <text:s/>: 6.3 <text:s/>,“Completion Status“ : { <text:s/>“Completed“ : “No“ , “WIP“ : “No“ , “Not Started“ : “No“}} ,</text:p>
          </table:table-cell>
        </table:table-row>
        <table:table-row table:style-name="ro1" table:visibility="filter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Step 02 - Returning HTML from o</text:p>
          </table:table-cell>
          <table:table-cell office:value-type="string" calcext:value-type="string">
            <text:p>ur Flask App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>
          <table:table-cell table:style-name="ce2" office:value-type="time" office:time-value="PT05H28M00S" calcext:value-type="time">
            <text:p>05:28:00 AM</text:p>
          </table:table-cell>
          <table:table-cell table:number-columns-repeated="2"/>
          <table:table-cell office:value-type="string" calcext:value-type="string">
            <text:p>Step 03 - Working with Flask/Ji</text:p>
          </table:table-cell>
          <table:table-cell table:formula="of:=IF([.A40]&lt; 1; [.A40]; &quot;&quot;)" office:value-type="time" office:time-value="PT05H28M00S" calcext:value-type="time">
            <text:p>05:28:00 </text:p>
          </table:table-cell>
          <table:table-cell table:style-name="ce3" office:value-type="float" office:value="5.46666666666667" calcext:value-type="float">
            <text:p>5.4667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“Name“ : “Step 03 - Working with Flask/Ji“ , “Duration (mins)“ <text:s/>: 5.47 <text:s/>,“Completion Status“ : { <text:s/>“Completed“ : “No“ , “WIP“ : “No“ , “Not Started“ : “No“}} ,</text:p>
          </table:table-cell>
        </table:table-row>
        <table:table-row table:style-name="ro1" table:visibility="filter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Step 03 - Working with Flask/Ji</text:p>
          </table:table-cell>
          <table:table-cell office:value-type="string" calcext:value-type="string">
            <text:p>nja Templates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>
          <table:table-cell table:style-name="ce2" office:value-type="time" office:time-value="PT04H45M00S" calcext:value-type="time">
            <text:p>04:45:00 AM</text:p>
          </table:table-cell>
          <table:table-cell table:number-columns-repeated="2"/>
          <table:table-cell office:value-type="string" calcext:value-type="string">
            <text:p>Step 04 - Moving Flask/Jinja te</text:p>
          </table:table-cell>
          <table:table-cell table:formula="of:=IF([.A47]&lt; 1; [.A47]; &quot;&quot;)" office:value-type="time" office:time-value="PT04H45M00S" calcext:value-type="time">
            <text:p>04:45:00 </text:p>
          </table:table-cell>
          <table:table-cell table:style-name="ce3" office:value-type="float" office:value="4.75" calcext:value-type="float">
            <text:p>4.7500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“Name“ : “Step 04 - Moving Flask/Jinja te“ , “Duration (mins)“ <text:s/>: 4.75 <text:s/>,“Completion Status“ : { <text:s/>“Completed“ : “No“ , “WIP“ : “No“ , “Not Started“ : “No“}} ,</text:p>
          </table:table-cell>
        </table:table-row>
        <table:table-row table:style-name="ro1" table:visibility="filter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Step 04 - Moving Flask/Jinja te</text:p>
          </table:table-cell>
          <table:table-cell office:value-type="string" calcext:value-type="string">
            <text:p>mplates to external</text:p>
          </table:table-cell>
          <table:table-cell office:value-type="string" calcext:value-type="string">
            <text:p><text:s/>files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>
          <table:table-cell table:style-name="ce2" office:value-type="time" office:time-value="PT06H21M00S" calcext:value-type="time">
            <text:p>06:21:00 AM</text:p>
          </table:table-cell>
          <table:table-cell table:number-columns-repeated="2"/>
          <table:table-cell office:value-type="string" calcext:value-type="string">
            <text:p>Step 05 - Basic Routing in Flas</text:p>
          </table:table-cell>
          <table:table-cell table:formula="of:=IF([.A54]&lt; 1; [.A54]; &quot;&quot;)" office:value-type="time" office:time-value="PT06H21M00S" calcext:value-type="time">
            <text:p>06:21:00 </text:p>
          </table:table-cell>
          <table:table-cell table:style-name="ce3" office:value-type="float" office:value="6.35" calcext:value-type="float">
            <text:p>6.3500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“Name“ : “Step 05 - Basic Routing in Flas“ , “Duration (mins)“ <text:s/>: 6.35 <text:s/>,“Completion Status“ : { <text:s/>“Completed“ : “No“ , “WIP“ : “No“ , “Not Started“ : “No“}} ,</text:p>
          </table:table-cell>
        </table:table-row>
        <table:table-row table:style-name="ro1" table:visibility="filter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Step 05 - Basic Routing in Flas</text:p>
          </table:table-cell>
          <table:table-cell office:value-type="string" calcext:value-type="string">
            <text:p>k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>
          <table:table-cell table:style-name="ce2" office:value-type="time" office:time-value="PT10H08M00S" calcext:value-type="time">
            <text:p>10:08:00 AM</text:p>
          </table:table-cell>
          <table:table-cell table:number-columns-repeated="2"/>
          <table:table-cell office:value-type="string" calcext:value-type="string">
            <text:p>Step 06 - Raising Custom Errors</text:p>
          </table:table-cell>
          <table:table-cell table:formula="of:=IF([.A61]&lt; 1; [.A61]; &quot;&quot;)" office:value-type="time" office:time-value="PT10H08M00S" calcext:value-type="time">
            <text:p>10:08:00 </text:p>
          </table:table-cell>
          <table:table-cell table:style-name="ce3" office:value-type="float" office:value="10.1333333333333" calcext:value-type="float">
            <text:p>10.1333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“Name“ : “Step 06 - Raising Custom Errors“ , “Duration (mins)“ <text:s/>: 10.13 <text:s/>,“Completion Status“ : { <text:s/>“Completed“ : “No“ , “WIP“ : “No“ , “Not Started“ : “No“}} ,</text:p>
          </table:table-cell>
        </table:table-row>
        <table:table-row table:style-name="ro1" table:visibility="filter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Step 06 - Raising Custom Errors</text:p>
          </table:table-cell>
          <table:table-cell office:value-type="string" calcext:value-type="string">
            <text:p><text:s/>in Flask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>
          <table:table-cell table:style-name="ce2" office:value-type="time" office:time-value="PT04H46M00S" calcext:value-type="time">
            <text:p>04:46:00 AM</text:p>
          </table:table-cell>
          <table:table-cell table:number-columns-repeated="2"/>
          <table:table-cell office:value-type="string" calcext:value-type="string">
            <text:p>Step 07 - The Flask Request</text:p>
          </table:table-cell>
          <table:table-cell table:formula="of:=IF([.A68]&lt; 1; [.A68]; &quot;&quot;)" office:value-type="time" office:time-value="PT04H46M00S" calcext:value-type="time">
            <text:p>04:46:00 </text:p>
          </table:table-cell>
          <table:table-cell table:style-name="ce3" office:value-type="float" office:value="4.76666666666667" calcext:value-type="float">
            <text:p>4.7667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“Name“ : “Step 07 - The Flask Request“ , “Duration (mins)“ <text:s/>: 4.77 <text:s/>,“Completion Status“ : { <text:s/>“Completed“ : “No“ , “WIP“ : “No“ , “Not Started“ : “No“}} ,</text:p>
          </table:table-cell>
        </table:table-row>
        <table:table-row table:style-name="ro1" table:visibility="filter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Step 07 - The Flask Request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>
          <table:table-cell table:style-name="ce2" office:value-type="time" office:time-value="PT03H32M00S" calcext:value-type="time">
            <text:p>03:32:00 AM</text:p>
          </table:table-cell>
          <table:table-cell table:number-columns-repeated="2"/>
          <table:table-cell office:value-type="string" calcext:value-type="string">
            <text:p>Step 08 - Flask Redirects (301,</text:p>
          </table:table-cell>
          <table:table-cell table:formula="of:=IF([.A75]&lt; 1; [.A75]; &quot;&quot;)" office:value-type="time" office:time-value="PT03H32M00S" calcext:value-type="time">
            <text:p>03:32:00 </text:p>
          </table:table-cell>
          <table:table-cell table:style-name="ce3" office:value-type="float" office:value="3.53333333333333" calcext:value-type="float">
            <text:p>3.5333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“Name“ : “Step 08 - Flask Redirects (301,“ , “Duration (mins)“ <text:s/>: 3.53 <text:s/>,“Completion Status“ : { <text:s/>“Completed“ : “No“ , “WIP“ : “No“ , “Not Started“ : “No“}} ,</text:p>
          </table:table-cell>
        </table:table-row>
        <table:table-row table:style-name="ro1" table:visibility="filter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Step 08 - Flask Redirects (301,</text:p>
          </table:table-cell>
          <table:table-cell office:value-type="string" calcext:value-type="string">
            <text:p><text:s/>302 HTTP responses</text:p>
          </table:table-cell>
          <table:table-cell office:value-type="string" calcext:value-type="string">
            <text:p>)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>
          <table:table-cell table:style-name="ce2" office:value-type="time" office:time-value="PT05H11M00S" calcext:value-type="time">
            <text:p>05:11:00 AM</text:p>
          </table:table-cell>
          <table:table-cell table:number-columns-repeated="2"/>
          <table:table-cell office:value-type="string" calcext:value-type="string">
            <text:p>Step 09 - Plugging our first Da</text:p>
          </table:table-cell>
          <table:table-cell table:formula="of:=IF([.A82]&lt; 1; [.A82]; &quot;&quot;)" office:value-type="time" office:time-value="PT05H11M00S" calcext:value-type="time">
            <text:p>05:11:00 </text:p>
          </table:table-cell>
          <table:table-cell table:style-name="ce3" office:value-type="float" office:value="5.18333333333333" calcext:value-type="float">
            <text:p>5.1833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“Name“ : “Step 09 - Plugging our first Da“ , “Duration (mins)“ <text:s/>: 5.18 <text:s/>,“Completion Status“ : { <text:s/>“Completed“ : “No“ , “WIP“ : “No“ , “Not Started“ : “No“}} ,</text:p>
          </table:table-cell>
        </table:table-row>
        <table:table-row table:style-name="ro1" table:visibility="filter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Step 09 - Plugging our first Da</text:p>
          </table:table-cell>
          <table:table-cell office:value-type="string" calcext:value-type="string">
            <text:p>tabase to our Flask</text:p>
          </table:table-cell>
          <table:table-cell office:value-type="string" calcext:value-type="string">
            <text:p><text:s/>Appli</text:p>
          </table:table-cell>
          <table:table-cell table:number-columns-repeated="17"/>
        </table:table-row>
        <table:table-row table:style-name="ro1" table:visibility="filter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>
          <table:table-cell table:style-name="ce2" office:value-type="time" office:time-value="PT03H05M00S" calcext:value-type="time">
            <text:p>03:05:00 AM</text:p>
          </table:table-cell>
          <table:table-cell table:number-columns-repeated="2"/>
          <table:table-cell office:value-type="string" calcext:value-type="string">
            <text:p>Step 10 - Advanced Flask and Ji</text:p>
          </table:table-cell>
          <table:table-cell table:formula="of:=IF([.A89]&lt; 1; [.A89]; &quot;&quot;)" office:value-type="time" office:time-value="PT03H05M00S" calcext:value-type="time">
            <text:p>03:05:00 </text:p>
          </table:table-cell>
          <table:table-cell table:style-name="ce3" office:value-type="float" office:value="3.08333333333333" calcext:value-type="float">
            <text:p>3.0833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“Name“ : “Step 10 - Advanced Flask and Ji“ , “Duration (mins)“ <text:s/>: 3.08 <text:s/>,“Completion Status“ : { <text:s/>“Completed“ : “No“ , “WIP“ : “No“ , “Not Started“ : “No“}} ,</text:p>
          </table:table-cell>
        </table:table-row>
        <table:table-row table:style-name="ro1" table:visibility="filter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Step 10 - Advanced Flask and Ji</text:p>
          </table:table-cell>
          <table:table-cell office:value-type="string" calcext:value-type="string">
            <text:p>nja Features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>
          <table:table-cell table:style-name="ce2" office:value-type="time" office:time-value="PT03H47M00S" calcext:value-type="time">
            <text:p>03:47:00 AM</text:p>
          </table:table-cell>
          <table:table-cell table:number-columns-repeated="2"/>
          <table:table-cell office:value-type="string" calcext:value-type="string">
            <text:p>Step 11 - Flask's before_reques</text:p>
          </table:table-cell>
          <table:table-cell table:formula="of:=IF([.A96]&lt; 1; [.A96]; &quot;&quot;)" office:value-type="time" office:time-value="PT03H47M00S" calcext:value-type="time">
            <text:p>03:47:00 </text:p>
          </table:table-cell>
          <table:table-cell table:style-name="ce3" office:value-type="float" office:value="3.78333333333333" calcext:value-type="float">
            <text:p>3.7833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“Name“ : “Step 11 - Flask's before_reques“ , “Duration (mins)“ <text:s/>: 3.78 <text:s/>,“Completion Status“ : { <text:s/>“Completed“ : “No“ , “WIP“ : “No“ , “Not Started“ : “No“}} ,</text:p>
          </table:table-cell>
        </table:table-row>
        <table:table-row table:style-name="ro1" table:visibility="filter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Step 11 - Flask's before_reques</text:p>
          </table:table-cell>
          <table:table-cell office:value-type="string" calcext:value-type="string">
            <text:p>t callback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>
          <table:table-cell table:style-name="ce2" office:value-type="time" office:time-value="PT02H54M00S" calcext:value-type="time">
            <text:p>02:54:00 AM</text:p>
          </table:table-cell>
          <table:table-cell table:number-columns-repeated="2"/>
          <table:table-cell office:value-type="string" calcext:value-type="string">
            <text:p>Step 12 - Using SQL JOIN in our</text:p>
          </table:table-cell>
          <table:table-cell table:formula="of:=IF([.A103]&lt; 1; [.A103]; &quot;&quot;)" office:value-type="time" office:time-value="PT02H54M00S" calcext:value-type="time">
            <text:p>02:54:00 </text:p>
          </table:table-cell>
          <table:table-cell table:style-name="ce3" office:value-type="float" office:value="2.9" calcext:value-type="float">
            <text:p>2.9000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“Name“ : “Step 12 - Using SQL JOIN in our“ , “Duration (mins)“ <text:s/>: 2.9 <text:s/>,“Completion Status“ : { <text:s/>“Completed“ : “No“ , “WIP“ : “No“ , “Not Started“ : “No“}} ,</text:p>
          </table:table-cell>
        </table:table-row>
        <table:table-row table:style-name="ro1" table:visibility="filter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Step 12 - Using SQL JOIN in our</text:p>
          </table:table-cell>
          <table:table-cell office:value-type="string" calcext:value-type="string">
            <text:p><text:s/>Flask App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>
          <table:table-cell table:style-name="ce2" office:value-type="time" office:time-value="PT05H32M00S" calcext:value-type="time">
            <text:p>05:32:00 AM</text:p>
          </table:table-cell>
          <table:table-cell table:number-columns-repeated="2"/>
          <table:table-cell office:value-type="string" calcext:value-type="string">
            <text:p>Step 13 - Working with Forms in</text:p>
          </table:table-cell>
          <table:table-cell table:formula="of:=IF([.A110]&lt; 1; [.A110]; &quot;&quot;)" office:value-type="time" office:time-value="PT05H32M00S" calcext:value-type="time">
            <text:p>05:32:00 </text:p>
          </table:table-cell>
          <table:table-cell table:style-name="ce3" office:value-type="float" office:value="5.53333333333333" calcext:value-type="float">
            <text:p>5.5333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“Name“ : “Step 13 - Working with Forms in“ , “Duration (mins)“ <text:s/>: 5.53} ,“Completion Status“ : { <text:s/>“Completed“ : “No“ , “WIP“ : “No“ , “Not Started“ : “No“}} ,</text:p>
          </table:table-cell>
        </table:table-row>
        <table:table-row table:style-name="ro1" table:visibility="filter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Step 13 - Working with Forms in</text:p>
          </table:table-cell>
          <table:table-cell office:value-type="string" calcext:value-type="string">
            <text:p><text:s/>Flask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>
          <table:table-cell table:style-name="ce2" office:value-type="time" office:time-value="PT04H35M00S" calcext:value-type="time">
            <text:p>04:35:00 AM</text:p>
          </table:table-cell>
          <table:table-cell table:number-columns-repeated="2"/>
          <table:table-cell office:value-type="string" calcext:value-type="string">
            <text:p>Step 14 - Working with Static F</text:p>
          </table:table-cell>
          <table:table-cell table:formula="of:=IF([.A117]&lt; 1; [.A117]; &quot;&quot;)" office:value-type="time" office:time-value="PT04H35M00S" calcext:value-type="time">
            <text:p>04:35:00 </text:p>
          </table:table-cell>
          <table:table-cell table:style-name="ce3" office:value-type="float" office:value="4.58333333333333" calcext:value-type="float">
            <text:p>4.5833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“Name“ : “Step 14 - Working with Static F“ , “Duration (mins)“ <text:s/>: 4.58 ,“Completion Status“ : { <text:s/>“Completed“ : “No“ , “WIP“ : “No“ , “Not Started“ : “No“}} ,</text:p>
          </table:table-cell>
        </table:table-row>
        <table:table-row table:style-name="ro1" table:visibility="filter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Step 14 - Working with Static F</text:p>
          </table:table-cell>
          <table:table-cell office:value-type="string" calcext:value-type="string">
            <text:p>iles in Flask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>
          <table:table-cell table:style-name="ce2" office:value-type="time" office:time-value="PT04H05M00S" calcext:value-type="time">
            <text:p>04:05:00 AM</text:p>
          </table:table-cell>
          <table:table-cell table:number-columns-repeated="2"/>
          <table:table-cell office:value-type="string" calcext:value-type="string">
            <text:p>Step 15 - Template Inheritance</text:p>
          </table:table-cell>
          <table:table-cell table:formula="of:=IF([.A124]&lt; 1; [.A124]; &quot;&quot;)" office:value-type="time" office:time-value="PT04H05M00S" calcext:value-type="time">
            <text:p>04:05:00 </text:p>
          </table:table-cell>
          <table:table-cell table:style-name="ce3" office:value-type="float" office:value="4.08333333333333" calcext:value-type="float">
            <text:p>4.0833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“Name“ : “Step 15 - Template Inheritance“ , “Duration (mins)“ <text:s/>: 4.08 <text:s/>,“Completion Status“ : { <text:s/>“Completed“ : “No“ , “WIP“ : “No“ , “Not Started“ : “No“}} ,</text:p>
          </table:table-cell>
        </table:table-row>
        <table:table-row table:style-name="ro1" table:visibility="filter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Step 15 - Template Inheritance</text:p>
          </table:table-cell>
          <table:table-cell office:value-type="string" calcext:value-type="string">
            <text:p>in Flask and Jinja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>
          <table:table-cell table:style-name="ce2" office:value-type="time" office:time-value="PT08H14M00S" calcext:value-type="time">
            <text:p>08:14:00 AM</text:p>
          </table:table-cell>
          <table:table-cell table:number-columns-repeated="2"/>
          <table:table-cell office:value-type="string" calcext:value-type="string">
            <text:p>Bonus - Real Class Example - Ba</text:p>
          </table:table-cell>
          <table:table-cell table:formula="of:=IF([.A131]&lt; 1; [.A131]; &quot;&quot;)" office:value-type="time" office:time-value="PT08H14M00S" calcext:value-type="time">
            <text:p>08:14:00 </text:p>
          </table:table-cell>
          <table:table-cell table:style-name="ce3" office:value-type="float" office:value="8.23333333333333" calcext:value-type="float">
            <text:p>8.2333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“Name“ : “Bonus - Real Class Example - Ba“ , “Duration (mins)“ <text:s/>: 8.23} ,“Completion Status“ : { <text:s/>“Completed“ : “No“ , “WIP“ : “No“ , “Not Started“ : “No“}} ,</text:p>
          </table:table-cell>
        </table:table-row>
        <table:table-row table:style-name="ro1" table:visibility="filter">
          <table:table-cell office:value-type="string" calcext:value-type="string">
            <text:p>NOW PLAYING</text:p>
          </table:table-cell>
          <table:table-cell table:number-columns-repeated="19"/>
        </table:table-row>
        <table:table-row table:style-name="ro1" table:visibility="filter">
          <table:table-cell office:value-type="string" calcext:value-type="string">
            <text:p>Bonus - Real Class Example - Ba</text:p>
          </table:table-cell>
          <table:table-cell office:value-type="string" calcext:value-type="string">
            <text:p>sic Routing</text:p>
          </table:table-cell>
          <table:table-cell table:number-columns-repeated="18"/>
        </table:table-row>
        <table:table-row table:style-name="ro1" table:visibility="filter">
          <table:table-cell office:value-type="string" calcext:value-type="string">
            <text:p>rmotr.com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table:number-columns-repeated="19"/>
        </table:table-row>
        <table:table-row table:style-name="ro1" table:visibility="filter">
          <table:table-cell table:number-columns-repeated="20"/>
        </table:table-row>
        <table:table-row table:style-name="ro1">
          <table:table-cell table:style-name="ce2" office:value-type="time" office:time-value="PT18H31M00S" calcext:value-type="time">
            <text:p>06:31:00 PM</text:p>
          </table:table-cell>
          <table:table-cell table:number-columns-repeated="2"/>
          <table:table-cell office:value-type="string" calcext:value-type="string">
            <text:p>Bonus - Real Class Example - Wo</text:p>
          </table:table-cell>
          <table:table-cell table:formula="of:=IF([.A138]&lt; 1; [.A138]; &quot;&quot;)" office:value-type="time" office:time-value="PT18H31M00S" calcext:value-type="time">
            <text:p>18:31:00 </text:p>
          </table:table-cell>
          <table:table-cell table:style-name="ce3" office:value-type="float" office:value="18.5166666666667" calcext:value-type="float">
            <text:p>18.5167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“Name“ : “Bonus - Real Class Example - Wo“ , “Duration (mins)“ <text:s/>: 18.52} ,“Completion Status“ : { <text:s/>“Completed“ : “No“ , “WIP“ : “No“ , “Not Started“ : “No“}} ,</text:p>
          </table:table-cell>
        </table:table-row>
        <table:table-row table:style-name="ro1" table:visibility="filter" table:number-rows-repeated="5">
          <table:table-cell table:style-name="ce2"/>
          <table:table-cell table:number-columns-repeated="4"/>
          <table:table-cell table:style-name="ce3"/>
          <table:table-cell table:number-columns-repeated="14"/>
        </table:table-row>
        <table:table-row table:style-name="ro1">
          <table:table-cell office:value-type="string" calcext:value-type="string">
            <text:p>NOW PLAYING</text:p>
          </table:table-cell>
          <table:table-cell table:number-columns-repeated="3"/>
          <table:table-cell table:style-name="ce3" table:formula="of:=SUM([.E1:.E138])" office:value-type="float" office:value="4.80277777777778" calcext:value-type="float">
            <text:p>4.8028</text:p>
          </table:table-cell>
          <table:table-cell table:style-name="ce3" office:value-type="float" office:value="115.266666666667" calcext:value-type="float">
            <text:p>115.2667</text:p>
          </table:table-cell>
          <table:table-cell/>
          <table:table-cell office:value-type="string" calcext:value-type="string">
            <text:p>{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Duration (mins)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Completion Statu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Not Started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{“Name“ : ““ , “Duration (mins)“ <text:s/>: 115.27 ,“Completion Status“ : { <text:s/>“Completed“ : “No“ , “WIP“ : “No“ , “Not Started“ : “No“}} ,</text:p>
          </table:table-cell>
        </table:table-row>
        <table:table-row table:style-name="ro1">
          <table:table-cell office:value-type="string" calcext:value-type="string">
            <text:p>Bonus - Real Class Example - Wo</text:p>
          </table:table-cell>
          <table:table-cell office:value-type="string" calcext:value-type="string">
            <text:p>rking with Database</text:p>
          </table:table-cell>
          <table:table-cell office:value-type="string" calcext:value-type="string">
            <text:p>s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rmotr.com</text:p>
          </table:table-cell>
          <table:table-cell table:number-columns-repeated="3"/>
          <table:table-cell table:style-name="Default"/>
          <table:table-cell table:number-columns-repeated="15"/>
        </table:table-row>
      </table:table>
      <table:table table:name="RADFS-2" table:style-name="ta1">
        <table:table-column table:style-name="co2" table:default-cell-style-name="Default"/>
        <table:table-row table:style-name="ro1">
          <table:table-cell/>
        </table:table-row>
      </table:table>
      <table:table table:name="RADFS-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'RADFS-1_2'.D3:'RADFS-1_2'.T144" table:display-filter-buttons="true">
          <table:filter>
            <table:filter-and>
              <table:filter-condition table:field-number="16" table:value="{“Name“ : “Bonus - Real Class Example - Ba“ , “Duration (mins)“  : 8.23 } ,“Completion Status“ : {  “Completed“ : “No“ , “WIP“ : “No“ , “Not Started“ : “No“}} ," table:operator="=">
                <table:filter-set-item table:value="{“Name“ : “Bonus - Real Class Example - Ba“ , “Duration (mins)“  : 8.23 } ,“Completion Status“ : {  “Completed“ : “No“ , “WIP“ : “No“ , “Not Started“ : “No“}} ,"/>
                <table:filter-set-item table:value="{“Name“ : “Bonus - Real Class Example - Wo“ , “Duration (mins)“  : 18.52 } ,“Completion Status“ : {  “Completed“ : “No“ , “WIP“ : “No“ , “Not Started“ : “No“}} ,"/>
                <table:filter-set-item table:value="{“Name“ : “Flask Tutorial - Introduction“ , “Duration (mins)“  : 3.23 } ,“Completion Status“ : {  “Completed“ : “No“ , “WIP“ : “No“ , “Not Started“ : “No“}} ,"/>
                <table:filter-set-item table:value="{“Name“ : “Introduction to HTTP - Hypertex“ , “Duration (mins)“  : 6.9 } ,“Completion Status“ : {  “Completed“ : “No“ , “WIP“ : “No“ , “Not Started“ : “No“}} ,"/>
                <table:filter-set-item table:value="{“Name“ : “Step 00 - Setup and Running app“ , “Duration (mins)“  : 3.97 } ,“Completion Status“ : {  “Completed“ : “No“ , “WIP“ : “No“ , “Not Started“ : “No“}} ,"/>
                <table:filter-set-item table:value="{“Name“ : “Step 01 - Our first Flask Webap“ , “Duration (mins)“  : 3.97 } ,“Completion Status“ : {  “Completed“ : “No“ , “WIP“ : “No“ , “Not Started“ : “No“}} ,"/>
                <table:filter-set-item table:value="{“Name“ : “Step 02 - Returning HTML from o“ , “Duration (mins)“  : 6.3 } ,“Completion Status“ : {  “Completed“ : “No“ , “WIP“ : “No“ , “Not Started“ : “No“}} ,"/>
                <table:filter-set-item table:value="{“Name“ : “Step 03 - Working with Flask/Ji“ , “Duration (mins)“  : 5.47 } ,“Completion Status“ : {  “Completed“ : “No“ , “WIP“ : “No“ , “Not Started“ : “No“}} ,"/>
                <table:filter-set-item table:value="{“Name“ : “Step 04 - Moving Flask/Jinja te“ , “Duration (mins)“  : 4.75 } ,“Completion Status“ : {  “Completed“ : “No“ , “WIP“ : “No“ , “Not Started“ : “No“}} ,"/>
                <table:filter-set-item table:value="{“Name“ : “Step 05 - Basic Routing in Flas“ , “Duration (mins)“  : 6.35 } ,“Completion Status“ : {  “Completed“ : “No“ , “WIP“ : “No“ , “Not Started“ : “No“}} ,"/>
                <table:filter-set-item table:value="{“Name“ : “Step 06 - Raising Custom Errors“ , “Duration (mins)“  : 10.13 } ,“Completion Status“ : {  “Completed“ : “No“ , “WIP“ : “No“ , “Not Started“ : “No“}} ,"/>
                <table:filter-set-item table:value="{“Name“ : “Step 07 - The Flask Request“ , “Duration (mins)“  : 4.77 } ,“Completion Status“ : {  “Completed“ : “No“ , “WIP“ : “No“ , “Not Started“ : “No“}} ,"/>
                <table:filter-set-item table:value="{“Name“ : “Step 08 - Flask Redirects (301,“ , “Duration (mins)“  : 3.53 } ,“Completion Status“ : {  “Completed“ : “No“ , “WIP“ : “No“ , “Not Started“ : “No“}} ,"/>
                <table:filter-set-item table:value="{“Name“ : “Step 09 - Plugging our first Da“ , “Duration (mins)“  : 5.18 } ,“Completion Status“ : {  “Completed“ : “No“ , “WIP“ : “No“ , “Not Started“ : “No“}} ,"/>
                <table:filter-set-item table:value="{“Name“ : “Step 10 - Advanced Flask and Ji“ , “Duration (mins)“  : 3.08 } ,“Completion Status“ : {  “Completed“ : “No“ , “WIP“ : “No“ , “Not Started“ : “No“}} ,"/>
                <table:filter-set-item table:value="{“Name“ : “Step 11 - Flask's before_reques“ , “Duration (mins)“  : 3.78 } ,“Completion Status“ : {  “Completed“ : “No“ , “WIP“ : “No“ , “Not Started“ : “No“}} ,"/>
                <table:filter-set-item table:value="{“Name“ : “Step 12 - Using SQL JOIN in our“ , “Duration (mins)“  : 2.9 } ,“Completion Status“ : {  “Completed“ : “No“ , “WIP“ : “No“ , “Not Started“ : “No“}} ,"/>
                <table:filter-set-item table:value="{“Name“ : “Step 13 - Working with Forms in“ , “Duration (mins)“  : 5.53 } ,“Completion Status“ : {  “Completed“ : “No“ , “WIP“ : “No“ , “Not Started“ : “No“}} ,"/>
                <table:filter-set-item table:value="{“Name“ : “Step 14 - Working with Static F“ , “Duration (mins)“  : 4.58 } ,“Completion Status“ : {  “Completed“ : “No“ , “WIP“ : “No“ , “Not Started“ : “No“}} ,"/>
                <table:filter-set-item table:value="{“Name“ : “Step 15 - Template Inheritance“ , “Duration (mins)“  : 4.08 } ,“Completion Status“ : {  “Completed“ : “No“ , “WIP“ : “No“ , “Not Started“ : “No“}} ,"/>
                <table:filter-set-item table:value="{“Name“ : ““ , “Duration (mins)“  : 115.27 } ,“Completion Status“ : {  “Completed“ : “No“ , “WIP“ : “No“ , “Not Started“ : “No“}} ,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number:min-decimal-places="4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" number:min-decimal-places="1" number:min-integer-digits="1"/>
    </number:number-style>
    <number:time-style style:name="N132">
      <number:hours number:style="long"/>
      <number:text>:</number:text>
      <number:minutes number:style="long"/>
      <number:text>:</number:text>
      <number:seconds number:style="long"/>
      <number:text> </number:text>
    </number:time-style>
    <number:number-style style:name="N133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7T18:11:55.458000000</meta:creation-date>
    <dc:date>2021-01-08T07:48:52.784000000</dc:date>
    <meta:editing-duration>PT2H58M4S</meta:editing-duration>
    <meta:editing-cycles>8</meta:editing-cycles>
    <meta:generator>LibreOffice/7.0.1.2$Windows_x86 LibreOffice_project/7cbcfc562f6eb6708b5ff7d7397325de9e764452</meta:generator>
    <meta:document-statistic meta:table-count="4" meta:cell-count="919" meta:object-count="0"/>
  </office:meta>
</office:document-meta>
</file>